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5-12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51656" calcext:value-type="float">
            <text:p>29.25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5-12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33368" calcext:value-type="float">
            <text:p>29.23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5-12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846" calcext:value-type="float">
            <text:p>29.18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5-12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33368" calcext:value-type="float">
            <text:p>29.23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5-11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42512" calcext:value-type="float">
            <text:p>29.24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5-11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63848" calcext:value-type="float">
            <text:p>29.26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5-11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608" calcext:value-type="float">
            <text:p>29.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5-11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21176" calcext:value-type="float">
            <text:p>29.22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5-11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9984" calcext:value-type="float">
            <text:p>29.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5-11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9984" calcext:value-type="float">
            <text:p>29.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5-11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9984" calcext:value-type="float">
            <text:p>29.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5-11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81552" calcext:value-type="float">
            <text:p>29.18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5-11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78504" calcext:value-type="float">
            <text:p>29.17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5-11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81552" calcext:value-type="float">
            <text:p>29.18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5-11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81552" calcext:value-type="float">
            <text:p>29.18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5-11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846" calcext:value-type="float">
            <text:p>29.18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5-11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75456" calcext:value-type="float">
            <text:p>29.17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5-11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3888" calcext:value-type="float">
            <text:p>29.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5-11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11448" calcext:value-type="float">
            <text:p>29.11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5-11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41928" calcext:value-type="float">
            <text:p>29.14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5-11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60216" calcext:value-type="float">
            <text:p>29.16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5-11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63264" calcext:value-type="float">
            <text:p>29.16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5-11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78504" calcext:value-type="float">
            <text:p>29.17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5-11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93744" calcext:value-type="float">
            <text:p>29.19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5-11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32784" calcext:value-type="float">
            <text:p>29.13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5-11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87064" calcext:value-type="float">
            <text:p>29.08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5-11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74872" calcext:value-type="float">
            <text:p>29.07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5-11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87064" calcext:value-type="float">
            <text:p>29.08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5-1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11448" calcext:value-type="float">
            <text:p>29.11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5-11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32784" calcext:value-type="float">
            <text:p>29.13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5-11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41928" calcext:value-type="float">
            <text:p>29.14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5-11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11448" calcext:value-type="float">
            <text:p>29.11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5-11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9316" calcext:value-type="float">
            <text:p>29.09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5-11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84016" calcext:value-type="float">
            <text:p>29.08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5-10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65728" calcext:value-type="float">
            <text:p>29.06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5-10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29152" calcext:value-type="float">
            <text:p>29.02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5-10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13912" calcext:value-type="float">
            <text:p>29.01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5-10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23056" calcext:value-type="float">
            <text:p>29.02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5-10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10864" calcext:value-type="float">
            <text:p>29.01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5-10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3536" calcext:value-type="float">
            <text:p>29.05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5-10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68776" calcext:value-type="float">
            <text:p>29.06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5-10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6268" calcext:value-type="float">
            <text:p>29.06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5-10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0488" calcext:value-type="float">
            <text:p>29.05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5-10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26104" calcext:value-type="float">
            <text:p>29.02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5-10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23056" calcext:value-type="float">
            <text:p>29.02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5-10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29152" calcext:value-type="float">
            <text:p>29.02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5-10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04768" calcext:value-type="float">
            <text:p>29.00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5-10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10864" calcext:value-type="float">
            <text:p>29.01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5-10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98672" calcext:value-type="float">
            <text:p>28.99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5-10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80384" calcext:value-type="float">
            <text:p>28.98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5-10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83432" calcext:value-type="float">
            <text:p>28.98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5-10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77336" calcext:value-type="float">
            <text:p>28.97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5-10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56" calcext:value-type="float">
            <text:p>28.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5-10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28568" calcext:value-type="float">
            <text:p>28.92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5-10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28568" calcext:value-type="float">
            <text:p>28.92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5-10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59048" calcext:value-type="float">
            <text:p>28.95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5-10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68192" calcext:value-type="float">
            <text:p>28.96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5-10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59048" calcext:value-type="float">
            <text:p>28.95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5-10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56" calcext:value-type="float">
            <text:p>28.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5-10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56" calcext:value-type="float">
            <text:p>28.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5-10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49904" calcext:value-type="float">
            <text:p>28.94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5-10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43808" calcext:value-type="float">
            <text:p>28.94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5-10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56" calcext:value-type="float">
            <text:p>28.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5-10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49904" calcext:value-type="float">
            <text:p>28.94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5-10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028" calcext:value-type="float">
            <text:p>28.91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5-09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88944" calcext:value-type="float">
            <text:p>28.88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5-09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9504" calcext:value-type="float">
            <text:p>28.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5-09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91992" calcext:value-type="float">
            <text:p>28.89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5-09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73704" calcext:value-type="float">
            <text:p>28.87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5-09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70656" calcext:value-type="float">
            <text:p>28.87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5-09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91992" calcext:value-type="float">
            <text:p>28.89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5-09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04184" calcext:value-type="float">
            <text:p>28.90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5-09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9504" calcext:value-type="float">
            <text:p>28.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5-09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85896" calcext:value-type="float">
            <text:p>28.88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5-09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91992" calcext:value-type="float">
            <text:p>28.89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5-09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85896" calcext:value-type="float">
            <text:p>28.88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5-09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73704" calcext:value-type="float">
            <text:p>28.87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5-09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70656" calcext:value-type="float">
            <text:p>28.87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5-09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73704" calcext:value-type="float">
            <text:p>28.87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5-09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76752" calcext:value-type="float">
            <text:p>28.87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5-09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6456" calcext:value-type="float">
            <text:p>28.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5-09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40176" calcext:value-type="float">
            <text:p>28.84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5-09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40176" calcext:value-type="float">
            <text:p>28.84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5-09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46272" calcext:value-type="float">
            <text:p>28.84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5-09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46272" calcext:value-type="float">
            <text:p>28.84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5-09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37128" calcext:value-type="float">
            <text:p>28.83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5-09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24936" calcext:value-type="float">
            <text:p>28.82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5-09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15792" calcext:value-type="float">
            <text:p>28.81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5-09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036" calcext:value-type="float">
            <text:p>28.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5-09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00552" calcext:value-type="float">
            <text:p>28.80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5-09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94456" calcext:value-type="float">
            <text:p>28.79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5-09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312" calcext:value-type="float">
            <text:p>28.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5-09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0072" calcext:value-type="float">
            <text:p>28.77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5-09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0072" calcext:value-type="float">
            <text:p>28.77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5-09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312" calcext:value-type="float">
            <text:p>28.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5-08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60928" calcext:value-type="float">
            <text:p>28.76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5-08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48736" calcext:value-type="float">
            <text:p>28.74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5-08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60928" calcext:value-type="float">
            <text:p>28.76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5-08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63976" calcext:value-type="float">
            <text:p>28.76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5-08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67024" calcext:value-type="float">
            <text:p>28.76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5-08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51784" calcext:value-type="float">
            <text:p>28.75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5-08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274" calcext:value-type="float">
            <text:p>28.72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5-08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1216" calcext:value-type="float">
            <text:p>28.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5-08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06064" calcext:value-type="float">
            <text:p>28.70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5-08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06064" calcext:value-type="float">
            <text:p>28.70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5-08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3872" calcext:value-type="float">
            <text:p>28.69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5-08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87776" calcext:value-type="float">
            <text:p>28.68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5-08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9968" calcext:value-type="float">
            <text:p>28.69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5-08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3872" calcext:value-type="float">
            <text:p>28.69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5-08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3872" calcext:value-type="float">
            <text:p>28.69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5-08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06064" calcext:value-type="float">
            <text:p>28.70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5-08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09112" calcext:value-type="float">
            <text:p>28.70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5-08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3872" calcext:value-type="float">
            <text:p>28.69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5-08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87776" calcext:value-type="float">
            <text:p>28.68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5-08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0824" calcext:value-type="float">
            <text:p>28.69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5-08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8168" calcext:value-type="float">
            <text:p>28.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5-08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9488" calcext:value-type="float">
            <text:p>28.66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5-08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644" calcext:value-type="float">
            <text:p>28.66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5-08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3392" calcext:value-type="float">
            <text:p>28.66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5-08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0824" calcext:value-type="float">
            <text:p>28.69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5-08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9968" calcext:value-type="float">
            <text:p>28.69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5-08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84728" calcext:value-type="float">
            <text:p>28.68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5-08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0344" calcext:value-type="float">
            <text:p>28.66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5-08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512" calcext:value-type="float">
            <text:p>28.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5-08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0344" calcext:value-type="float">
            <text:p>28.66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5-08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3392" calcext:value-type="float">
            <text:p>28.66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5-07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45104" calcext:value-type="float">
            <text:p>28.64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5-07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23768" calcext:value-type="float">
            <text:p>28.62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5-07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2072" calcext:value-type="float">
            <text:p>28.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5-07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29864" calcext:value-type="float">
            <text:p>28.62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5-07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32912" calcext:value-type="float">
            <text:p>28.63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5-07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29864" calcext:value-type="float">
            <text:p>28.62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5-07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2072" calcext:value-type="float">
            <text:p>28.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5-07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14624" calcext:value-type="float">
            <text:p>28.61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5-07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87192" calcext:value-type="float">
            <text:p>28.58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5-07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71952" calcext:value-type="float">
            <text:p>28.57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5-07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78048" calcext:value-type="float">
            <text:p>28.57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5-07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87192" calcext:value-type="float">
            <text:p>28.58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5-07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3288" calcext:value-type="float">
            <text:p>28.59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5-07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87192" calcext:value-type="float">
            <text:p>28.58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5-07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68904" calcext:value-type="float">
            <text:p>28.56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5-07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47568" calcext:value-type="float">
            <text:p>28.54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5-07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35376" calcext:value-type="float">
            <text:p>28.53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5-07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41472" calcext:value-type="float">
            <text:p>28.54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5-07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41472" calcext:value-type="float">
            <text:p>28.54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5-07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41472" calcext:value-type="float">
            <text:p>28.54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5-07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35376" calcext:value-type="float">
            <text:p>28.53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5-07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20136" calcext:value-type="float">
            <text:p>28.52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5-07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23184" calcext:value-type="float">
            <text:p>28.52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5-07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23184" calcext:value-type="float">
            <text:p>28.52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5-07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04896" calcext:value-type="float">
            <text:p>28.50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5-07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77464" calcext:value-type="float">
            <text:p>28.47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5-07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65272" calcext:value-type="float">
            <text:p>28.46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5-07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62224" calcext:value-type="float">
            <text:p>28.46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5-07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50032" calcext:value-type="float">
            <text:p>28.45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5-07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50032" calcext:value-type="float">
            <text:p>28.45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5-07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59176" calcext:value-type="float">
            <text:p>28.45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5-06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59176" calcext:value-type="float">
            <text:p>28.45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5-06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59176" calcext:value-type="float">
            <text:p>28.45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5-06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62224" calcext:value-type="float">
            <text:p>28.46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5-06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50032" calcext:value-type="float">
            <text:p>28.45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5-06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3784" calcext:value-type="float">
            <text:p>28.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5-06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3784" calcext:value-type="float">
            <text:p>28.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5-06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46984" calcext:value-type="float">
            <text:p>28.44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5-06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40888" calcext:value-type="float">
            <text:p>28.44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5-06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28696" calcext:value-type="float">
            <text:p>28.42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5-06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10408" calcext:value-type="float">
            <text:p>28.41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5-06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95168" calcext:value-type="float">
            <text:p>28.39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5-06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9212" calcext:value-type="float">
            <text:p>28.39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5-06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86024" calcext:value-type="float">
            <text:p>28.38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5-06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79928" calcext:value-type="float">
            <text:p>28.37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5-06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7688" calcext:value-type="float">
            <text:p>28.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5-06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7688" calcext:value-type="float">
            <text:p>28.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5-06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70784" calcext:value-type="float">
            <text:p>28.37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5-06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58592" calcext:value-type="float">
            <text:p>28.35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5-06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55544" calcext:value-type="float">
            <text:p>28.35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5-06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52496" calcext:value-type="float">
            <text:p>28.35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5-06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34208" calcext:value-type="float">
            <text:p>28.33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5-06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12872" calcext:value-type="float">
            <text:p>28.31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5-06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06776" calcext:value-type="float">
            <text:p>28.30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5-06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06776" calcext:value-type="float">
            <text:p>28.30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5-06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12872" calcext:value-type="float">
            <text:p>28.31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5-06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12872" calcext:value-type="float">
            <text:p>28.31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5-06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0068" calcext:value-type="float">
            <text:p>28.30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5-06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0068" calcext:value-type="float">
            <text:p>28.30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5-06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82392" calcext:value-type="float">
            <text:p>28.28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5-06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61056" calcext:value-type="float">
            <text:p>28.26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5-05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42768" calcext:value-type="float">
            <text:p>28.24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5-05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48864" calcext:value-type="float">
            <text:p>28.24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5-05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702" calcext:value-type="float">
            <text:p>28.27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5-05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67152" calcext:value-type="float">
            <text:p>28.26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5-05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61056" calcext:value-type="float">
            <text:p>28.26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5-05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51912" calcext:value-type="float">
            <text:p>28.25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5-05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5496" calcext:value-type="float">
            <text:p>28.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5-05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45816" calcext:value-type="float">
            <text:p>28.24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5-05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27528" calcext:value-type="float">
            <text:p>28.22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5-05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15336" calcext:value-type="float">
            <text:p>28.21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5-05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94" calcext:value-type="float">
            <text:p>28.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5-05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87904" calcext:value-type="float">
            <text:p>28.18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5-05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90952" calcext:value-type="float">
            <text:p>28.19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5-05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90952" calcext:value-type="float">
            <text:p>28.19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5-05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84856" calcext:value-type="float">
            <text:p>28.18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5-05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75712" calcext:value-type="float">
            <text:p>28.17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5-05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69616" calcext:value-type="float">
            <text:p>28.16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5-05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54376" calcext:value-type="float">
            <text:p>28.15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5-05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45232" calcext:value-type="float">
            <text:p>28.14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5-05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51328" calcext:value-type="float">
            <text:p>28.15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5-05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72664" calcext:value-type="float">
            <text:p>28.17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5-05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6352" calcext:value-type="float">
            <text:p>28.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5-05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60472" calcext:value-type="float">
            <text:p>28.16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5-05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66568" calcext:value-type="float">
            <text:p>28.16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5-05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66568" calcext:value-type="float">
            <text:p>28.16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5-05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66568" calcext:value-type="float">
            <text:p>28.16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5-05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45232" calcext:value-type="float">
            <text:p>28.14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5-05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26944" calcext:value-type="float">
            <text:p>28.12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5-05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45232" calcext:value-type="float">
            <text:p>28.14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5-05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6352" calcext:value-type="float">
            <text:p>28.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5-05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72664" calcext:value-type="float">
            <text:p>28.17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5-04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7876" calcext:value-type="float">
            <text:p>28.17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5-04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94" calcext:value-type="float">
            <text:p>28.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5-04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87904" calcext:value-type="float">
            <text:p>28.18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5-04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66568" calcext:value-type="float">
            <text:p>28.16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5-04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6352" calcext:value-type="float">
            <text:p>28.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5-04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75712" calcext:value-type="float">
            <text:p>28.17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5-04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75712" calcext:value-type="float">
            <text:p>28.17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5-04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69616" calcext:value-type="float">
            <text:p>28.16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5-04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69616" calcext:value-type="float">
            <text:p>28.16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5-04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81808" calcext:value-type="float">
            <text:p>28.18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5-04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97048" calcext:value-type="float">
            <text:p>28.19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5-04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06192" calcext:value-type="float">
            <text:p>28.20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5-04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00096" calcext:value-type="float">
            <text:p>28.20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5-04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81808" calcext:value-type="float">
            <text:p>28.18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5-04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69616" calcext:value-type="float">
            <text:p>28.16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5-04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60472" calcext:value-type="float">
            <text:p>28.16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5-04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84856" calcext:value-type="float">
            <text:p>28.18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5-04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81808" calcext:value-type="float">
            <text:p>28.18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5-04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6352" calcext:value-type="float">
            <text:p>28.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5-04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6352" calcext:value-type="float">
            <text:p>28.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5-04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94" calcext:value-type="float">
            <text:p>28.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5-04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90952" calcext:value-type="float">
            <text:p>28.19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5-04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57424" calcext:value-type="float">
            <text:p>28.15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5-04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42184" calcext:value-type="float">
            <text:p>28.14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5-04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84856" calcext:value-type="float">
            <text:p>28.18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5-04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18384" calcext:value-type="float">
            <text:p>28.21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5-04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3972" calcext:value-type="float">
            <text:p>28.23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5-04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30576" calcext:value-type="float">
            <text:p>28.23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5-04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21432" calcext:value-type="float">
            <text:p>28.22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5-04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03144" calcext:value-type="float">
            <text:p>28.20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5-03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94" calcext:value-type="float">
            <text:p>28.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5-03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2448" calcext:value-type="float">
            <text:p>28.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5-03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58008" calcext:value-type="float">
            <text:p>28.25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5-03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82392" calcext:value-type="float">
            <text:p>28.28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5-03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8544" calcext:value-type="float">
            <text:p>28.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5-03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67152" calcext:value-type="float">
            <text:p>28.26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5-03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5496" calcext:value-type="float">
            <text:p>28.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5-03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5496" calcext:value-type="float">
            <text:p>28.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5-03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73248" calcext:value-type="float">
            <text:p>28.27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5-03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82392" calcext:value-type="float">
            <text:p>28.28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5-03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82392" calcext:value-type="float">
            <text:p>28.28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5-03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45816" calcext:value-type="float">
            <text:p>28.24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5-03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79344" calcext:value-type="float">
            <text:p>28.27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5-03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06776" calcext:value-type="float">
            <text:p>28.30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5-03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91536" calcext:value-type="float">
            <text:p>28.29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5-03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48864" calcext:value-type="float">
            <text:p>28.24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5-03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5496" calcext:value-type="float">
            <text:p>28.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5-03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76296" calcext:value-type="float">
            <text:p>28.27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5-03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82392" calcext:value-type="float">
            <text:p>28.28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5-03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82392" calcext:value-type="float">
            <text:p>28.28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5-03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67152" calcext:value-type="float">
            <text:p>28.26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5-03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27528" calcext:value-type="float">
            <text:p>28.22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5-03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91536" calcext:value-type="float">
            <text:p>28.29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5-03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06776" calcext:value-type="float">
            <text:p>28.30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5-03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18968" calcext:value-type="float">
            <text:p>28.31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5-03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82392" calcext:value-type="float">
            <text:p>28.28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5-03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30576" calcext:value-type="float">
            <text:p>28.23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5-03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94584" calcext:value-type="float">
            <text:p>28.29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5-03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1592" calcext:value-type="float">
            <text:p>28.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5-03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91536" calcext:value-type="float">
            <text:p>28.29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5-03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67152" calcext:value-type="float">
            <text:p>28.26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5-0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79344" calcext:value-type="float">
            <text:p>28.27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5-02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76296" calcext:value-type="float">
            <text:p>28.27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5-02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702" calcext:value-type="float">
            <text:p>28.27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5-02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3972" calcext:value-type="float">
            <text:p>28.23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5-02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67152" calcext:value-type="float">
            <text:p>28.26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5-02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0068" calcext:value-type="float">
            <text:p>28.30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5-02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3116" calcext:value-type="float">
            <text:p>28.33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5-02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43352" calcext:value-type="float">
            <text:p>28.34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5-02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8544" calcext:value-type="float">
            <text:p>28.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5-02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51912" calcext:value-type="float">
            <text:p>28.25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5-02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82392" calcext:value-type="float">
            <text:p>28.28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5-02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79344" calcext:value-type="float">
            <text:p>28.27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5-02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27528" calcext:value-type="float">
            <text:p>28.22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5-02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79344" calcext:value-type="float">
            <text:p>28.27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5-02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3116" calcext:value-type="float">
            <text:p>28.33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5-02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73248" calcext:value-type="float">
            <text:p>28.27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5-02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42768" calcext:value-type="float">
            <text:p>28.24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5-02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67152" calcext:value-type="float">
            <text:p>28.26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5-02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8544" calcext:value-type="float">
            <text:p>28.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5-02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76296" calcext:value-type="float">
            <text:p>28.27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5-02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76296" calcext:value-type="float">
            <text:p>28.27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5-02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76296" calcext:value-type="float">
            <text:p>28.27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5-02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73248" calcext:value-type="float">
            <text:p>28.27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5-02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73248" calcext:value-type="float">
            <text:p>28.27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5-02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76296" calcext:value-type="float">
            <text:p>28.27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5-02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79344" calcext:value-type="float">
            <text:p>28.27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5-02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79344" calcext:value-type="float">
            <text:p>28.27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5-02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67152" calcext:value-type="float">
            <text:p>28.26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5-01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51912" calcext:value-type="float">
            <text:p>28.25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5-01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702" calcext:value-type="float">
            <text:p>28.27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5-01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61056" calcext:value-type="float">
            <text:p>28.26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5-01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51912" calcext:value-type="float">
            <text:p>28.25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5-01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67152" calcext:value-type="float">
            <text:p>28.26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5-01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09824" calcext:value-type="float">
            <text:p>28.30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5-01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18968" calcext:value-type="float">
            <text:p>28.31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5-01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94584" calcext:value-type="float">
            <text:p>28.29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5-01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82392" calcext:value-type="float">
            <text:p>28.28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5-01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8544" calcext:value-type="float">
            <text:p>28.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5-01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8544" calcext:value-type="float">
            <text:p>28.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5-01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8544" calcext:value-type="float">
            <text:p>28.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5-01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90952" calcext:value-type="float">
            <text:p>28.19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5-01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33624" calcext:value-type="float">
            <text:p>28.23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5-01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73248" calcext:value-type="float">
            <text:p>28.27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5-01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94584" calcext:value-type="float">
            <text:p>28.29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5-01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1592" calcext:value-type="float">
            <text:p>28.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5-01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94584" calcext:value-type="float">
            <text:p>28.29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5-01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64104" calcext:value-type="float">
            <text:p>28.26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5-01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58008" calcext:value-type="float">
            <text:p>28.25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5-01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12288" calcext:value-type="float">
            <text:p>28.21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5-01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18384" calcext:value-type="float">
            <text:p>28.21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5-01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61056" calcext:value-type="float">
            <text:p>28.26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5-01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61056" calcext:value-type="float">
            <text:p>28.26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5-01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48864" calcext:value-type="float">
            <text:p>28.24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5-0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81808" calcext:value-type="float">
            <text:p>28.18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5-01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3972" calcext:value-type="float">
            <text:p>28.23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5-01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61056" calcext:value-type="float">
            <text:p>28.26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5-01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42768" calcext:value-type="float">
            <text:p>28.24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5-01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45816" calcext:value-type="float">
            <text:p>28.24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5-01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03144" calcext:value-type="float">
            <text:p>28.20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4-12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51328" calcext:value-type="float">
            <text:p>28.15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4-12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60472" calcext:value-type="float">
            <text:p>28.16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4-12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6352" calcext:value-type="float">
            <text:p>28.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4-1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87904" calcext:value-type="float">
            <text:p>28.18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4-12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94" calcext:value-type="float">
            <text:p>28.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4-12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00096" calcext:value-type="float">
            <text:p>28.20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4-12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97048" calcext:value-type="float">
            <text:p>28.19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4-12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06192" calcext:value-type="float">
            <text:p>28.20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4-12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21432" calcext:value-type="float">
            <text:p>28.22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4-12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06192" calcext:value-type="float">
            <text:p>28.20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4-12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7876" calcext:value-type="float">
            <text:p>28.17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4-12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51328" calcext:value-type="float">
            <text:p>28.15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4-12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54376" calcext:value-type="float">
            <text:p>28.15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4-12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6352" calcext:value-type="float">
            <text:p>28.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4-12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75712" calcext:value-type="float">
            <text:p>28.17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4-12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75712" calcext:value-type="float">
            <text:p>28.17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4-12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87904" calcext:value-type="float">
            <text:p>28.18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4-12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00096" calcext:value-type="float">
            <text:p>28.20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4-12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06192" calcext:value-type="float">
            <text:p>28.20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4-12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87904" calcext:value-type="float">
            <text:p>28.18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4-12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05608" calcext:value-type="float">
            <text:p>28.10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4-12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05608" calcext:value-type="float">
            <text:p>28.10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4-12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23896" calcext:value-type="float">
            <text:p>28.12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4-12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42184" calcext:value-type="float">
            <text:p>28.14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4-12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54376" calcext:value-type="float">
            <text:p>28.15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4-12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29992" calcext:value-type="float">
            <text:p>28.12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4-12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05608" calcext:value-type="float">
            <text:p>28.10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4-12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45232" calcext:value-type="float">
            <text:p>28.14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4-12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4828" calcext:value-type="float">
            <text:p>28.14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4-12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20848" calcext:value-type="float">
            <text:p>28.12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4-12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0256" calcext:value-type="float">
            <text:p>28.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4-11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99512" calcext:value-type="float">
            <text:p>28.09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4-11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59888" calcext:value-type="float">
            <text:p>28.05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4-11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2636" calcext:value-type="float">
            <text:p>28.02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4-11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35504" calcext:value-type="float">
            <text:p>28.03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4-11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5684" calcext:value-type="float">
            <text:p>28.05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4-11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65984" calcext:value-type="float">
            <text:p>28.06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4-11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53792" calcext:value-type="float">
            <text:p>28.05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4-11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32456" calcext:value-type="float">
            <text:p>28.03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4-11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01976" calcext:value-type="float">
            <text:p>28.00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4-11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9588" calcext:value-type="float">
            <text:p>27.99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4-11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62352" calcext:value-type="float">
            <text:p>27.96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4-11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8064" calcext:value-type="float">
            <text:p>27.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4-11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98928" calcext:value-type="float">
            <text:p>27.99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4-11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1112" calcext:value-type="float">
            <text:p>28.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4-11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92832" calcext:value-type="float">
            <text:p>27.99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4-11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68448" calcext:value-type="float">
            <text:p>27.96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4-11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654" calcext:value-type="float">
            <text:p>27.96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4-11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92832" calcext:value-type="float">
            <text:p>27.99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4-11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62352" calcext:value-type="float">
            <text:p>27.96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4-11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5016" calcext:value-type="float">
            <text:p>27.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4-11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68448" calcext:value-type="float">
            <text:p>27.96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4-11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68448" calcext:value-type="float">
            <text:p>27.96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4-11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56256" calcext:value-type="float">
            <text:p>27.95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4-11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53208" calcext:value-type="float">
            <text:p>27.95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4-1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5016" calcext:value-type="float">
            <text:p>27.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4-11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56256" calcext:value-type="float">
            <text:p>27.95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4-11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654" calcext:value-type="float">
            <text:p>27.96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4-11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68448" calcext:value-type="float">
            <text:p>27.96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4-11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71496" calcext:value-type="float">
            <text:p>27.97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4-11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68448" calcext:value-type="float">
            <text:p>27.96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4-10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74544" calcext:value-type="float">
            <text:p>27.97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4-10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86736" calcext:value-type="float">
            <text:p>27.98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4-10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83688" calcext:value-type="float">
            <text:p>27.98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4-10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77592" calcext:value-type="float">
            <text:p>27.97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4-10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62352" calcext:value-type="float">
            <text:p>27.96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4-10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654" calcext:value-type="float">
            <text:p>27.96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4-10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5016" calcext:value-type="float">
            <text:p>27.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4-10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22728" calcext:value-type="float">
            <text:p>27.92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4-10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28824" calcext:value-type="float">
            <text:p>27.92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4-10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3492" calcext:value-type="float">
            <text:p>27.93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4-10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37968" calcext:value-type="float">
            <text:p>27.93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4-10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53208" calcext:value-type="float">
            <text:p>27.95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4-10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68448" calcext:value-type="float">
            <text:p>27.96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4-10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62352" calcext:value-type="float">
            <text:p>27.96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4-10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44064" calcext:value-type="float">
            <text:p>27.94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4-10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16632" calcext:value-type="float">
            <text:p>27.91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4-10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86152" calcext:value-type="float">
            <text:p>27.88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4-10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892" calcext:value-type="float">
            <text:p>27.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4-10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98344" calcext:value-type="float">
            <text:p>27.89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4-10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01392" calcext:value-type="float">
            <text:p>27.90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4-10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98344" calcext:value-type="float">
            <text:p>27.89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4-10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37384" calcext:value-type="float">
            <text:p>27.83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4-10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31288" calcext:value-type="float">
            <text:p>27.83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4-10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31288" calcext:value-type="float">
            <text:p>27.83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4-10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4348" calcext:value-type="float">
            <text:p>27.84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4-10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67864" calcext:value-type="float">
            <text:p>27.86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4-10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83104" calcext:value-type="float">
            <text:p>27.88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4-10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892" calcext:value-type="float">
            <text:p>27.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4-10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7396" calcext:value-type="float">
            <text:p>27.87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4-10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55672" calcext:value-type="float">
            <text:p>27.85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4-10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5872" calcext:value-type="float">
            <text:p>27.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4-09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61768" calcext:value-type="float">
            <text:p>27.86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4-09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55672" calcext:value-type="float">
            <text:p>27.85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4-09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49576" calcext:value-type="float">
            <text:p>27.84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4-09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9776" calcext:value-type="float">
            <text:p>27.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4-09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94712" calcext:value-type="float">
            <text:p>27.79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4-09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70912" calcext:value-type="float">
            <text:p>27.87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4-09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86152" calcext:value-type="float">
            <text:p>27.88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4-09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86152" calcext:value-type="float">
            <text:p>27.88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4-09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892" calcext:value-type="float">
            <text:p>27.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4-09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92248" calcext:value-type="float">
            <text:p>27.89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4-09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77008" calcext:value-type="float">
            <text:p>27.87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4-09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83104" calcext:value-type="float">
            <text:p>27.88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4-09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95296" calcext:value-type="float">
            <text:p>27.89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4-09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07488" calcext:value-type="float">
            <text:p>27.90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4-09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13584" calcext:value-type="float">
            <text:p>27.91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4-09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13584" calcext:value-type="float">
            <text:p>27.91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4-09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16632" calcext:value-type="float">
            <text:p>27.91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4-09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28824" calcext:value-type="float">
            <text:p>27.92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4-09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3492" calcext:value-type="float">
            <text:p>27.93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4-09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47112" calcext:value-type="float">
            <text:p>27.94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4-09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71496" calcext:value-type="float">
            <text:p>27.97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4-09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83688" calcext:value-type="float">
            <text:p>27.98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4-09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77592" calcext:value-type="float">
            <text:p>27.97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4-09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71496" calcext:value-type="float">
            <text:p>27.97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4-09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9588" calcext:value-type="float">
            <text:p>27.99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4-09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2636" calcext:value-type="float">
            <text:p>28.02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4-09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44648" calcext:value-type="float">
            <text:p>28.04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4-09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35504" calcext:value-type="float">
            <text:p>28.03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4-09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23312" calcext:value-type="float">
            <text:p>28.02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4-09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35504" calcext:value-type="float">
            <text:p>28.03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4-08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59888" calcext:value-type="float">
            <text:p>28.05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4-08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81224" calcext:value-type="float">
            <text:p>28.08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4-08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0256" calcext:value-type="float">
            <text:p>28.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4-08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11704" calcext:value-type="float">
            <text:p>28.11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4-08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20848" calcext:value-type="float">
            <text:p>28.12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4-08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4828" calcext:value-type="float">
            <text:p>28.14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4-08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60472" calcext:value-type="float">
            <text:p>28.16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4-08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66568" calcext:value-type="float">
            <text:p>28.16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4-08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7876" calcext:value-type="float">
            <text:p>28.17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4-08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75712" calcext:value-type="float">
            <text:p>28.17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4-08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72664" calcext:value-type="float">
            <text:p>28.17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4-08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6352" calcext:value-type="float">
            <text:p>28.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4-08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69616" calcext:value-type="float">
            <text:p>28.16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4-08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90952" calcext:value-type="float">
            <text:p>28.19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4-08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12288" calcext:value-type="float">
            <text:p>28.21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4-08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30576" calcext:value-type="float">
            <text:p>28.23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4-08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30576" calcext:value-type="float">
            <text:p>28.23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4-08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33624" calcext:value-type="float">
            <text:p>28.23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4-08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42768" calcext:value-type="float">
            <text:p>28.24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4-08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48864" calcext:value-type="float">
            <text:p>28.24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4-08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51912" calcext:value-type="float">
            <text:p>28.25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4-08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48864" calcext:value-type="float">
            <text:p>28.24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4-08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21432" calcext:value-type="float">
            <text:p>28.22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4-08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7876" calcext:value-type="float">
            <text:p>28.17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4-08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6352" calcext:value-type="float">
            <text:p>28.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4-08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6352" calcext:value-type="float">
            <text:p>28.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4-08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66568" calcext:value-type="float">
            <text:p>28.16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4-08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94584" calcext:value-type="float">
            <text:p>28.29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4-08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0068" calcext:value-type="float">
            <text:p>28.30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4-08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1592" calcext:value-type="float">
            <text:p>28.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4-08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18968" calcext:value-type="float">
            <text:p>28.31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4-07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06776" calcext:value-type="float">
            <text:p>28.30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4-07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91536" calcext:value-type="float">
            <text:p>28.29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4-07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94584" calcext:value-type="float">
            <text:p>28.29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4-07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91536" calcext:value-type="float">
            <text:p>28.29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4-07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73248" calcext:value-type="float">
            <text:p>28.27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4-07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702" calcext:value-type="float">
            <text:p>28.27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4-07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82392" calcext:value-type="float">
            <text:p>28.28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4-07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94584" calcext:value-type="float">
            <text:p>28.29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4-07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702" calcext:value-type="float">
            <text:p>28.27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4-07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48864" calcext:value-type="float">
            <text:p>28.24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4-07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45816" calcext:value-type="float">
            <text:p>28.24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4-07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48864" calcext:value-type="float">
            <text:p>28.24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4-07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36672" calcext:value-type="float">
            <text:p>28.23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4-07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27528" calcext:value-type="float">
            <text:p>28.22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4-07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2448" calcext:value-type="float">
            <text:p>28.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4-07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15336" calcext:value-type="float">
            <text:p>28.21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4-07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12288" calcext:value-type="float">
            <text:p>28.21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4-07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18384" calcext:value-type="float">
            <text:p>28.21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4-07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12288" calcext:value-type="float">
            <text:p>28.21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4-07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81808" calcext:value-type="float">
            <text:p>28.18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4-07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62368" calcext:value-type="float">
            <text:p>32.66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4-07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56728" calcext:value-type="float">
            <text:p>33.25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4-07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94" calcext:value-type="float">
            <text:p>28.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4-07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94" calcext:value-type="float">
            <text:p>28.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4-07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84856" calcext:value-type="float">
            <text:p>28.18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4-07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7876" calcext:value-type="float">
            <text:p>28.17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4-07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81808" calcext:value-type="float">
            <text:p>28.18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4-07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94" calcext:value-type="float">
            <text:p>28.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4-07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90952" calcext:value-type="float">
            <text:p>28.19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4-07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72664" calcext:value-type="float">
            <text:p>28.17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4-07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69616" calcext:value-type="float">
            <text:p>28.16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4-06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87904" calcext:value-type="float">
            <text:p>28.18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4-06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72664" calcext:value-type="float">
            <text:p>28.17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4-06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42184" calcext:value-type="float">
            <text:p>28.14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4-06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36088" calcext:value-type="float">
            <text:p>28.13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4-06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39136" calcext:value-type="float">
            <text:p>28.13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4-06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29992" calcext:value-type="float">
            <text:p>28.12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4-06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29992" calcext:value-type="float">
            <text:p>28.12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4-06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36088" calcext:value-type="float">
            <text:p>28.13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4-06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4828" calcext:value-type="float">
            <text:p>28.14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4-06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6352" calcext:value-type="float">
            <text:p>28.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4-06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57424" calcext:value-type="float">
            <text:p>28.15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4-06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39136" calcext:value-type="float">
            <text:p>28.13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4-06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3304" calcext:value-type="float">
            <text:p>28.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4-06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29992" calcext:value-type="float">
            <text:p>28.12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4-06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178" calcext:value-type="float">
            <text:p>28.11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4-06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96464" calcext:value-type="float">
            <text:p>28.09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4-06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8732" calcext:value-type="float">
            <text:p>28.08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4-06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81224" calcext:value-type="float">
            <text:p>28.08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4-06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75128" calcext:value-type="float">
            <text:p>28.07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4-06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59888" calcext:value-type="float">
            <text:p>28.05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4-06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65984" calcext:value-type="float">
            <text:p>28.06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4-06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75128" calcext:value-type="float">
            <text:p>28.07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4-06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65984" calcext:value-type="float">
            <text:p>28.06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4-06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5684" calcext:value-type="float">
            <text:p>28.05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4-06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65984" calcext:value-type="float">
            <text:p>28.06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4-06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7208" calcext:value-type="float">
            <text:p>28.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4-06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75128" calcext:value-type="float">
            <text:p>28.07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4-06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90368" calcext:value-type="float">
            <text:p>28.09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4-06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08656" calcext:value-type="float">
            <text:p>28.10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4-06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11704" calcext:value-type="float">
            <text:p>28.11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4-05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93416" calcext:value-type="float">
            <text:p>28.09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4-05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90368" calcext:value-type="float">
            <text:p>28.09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4-05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84272" calcext:value-type="float">
            <text:p>28.08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4-05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7208" calcext:value-type="float">
            <text:p>28.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4-05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69032" calcext:value-type="float">
            <text:p>28.06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4-05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62936" calcext:value-type="float">
            <text:p>28.06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4-05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62936" calcext:value-type="float">
            <text:p>28.06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4-05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75128" calcext:value-type="float">
            <text:p>28.07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4-05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75128" calcext:value-type="float">
            <text:p>28.07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4-05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69032" calcext:value-type="float">
            <text:p>28.06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4-05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62936" calcext:value-type="float">
            <text:p>28.06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4-05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53792" calcext:value-type="float">
            <text:p>28.05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4-05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5684" calcext:value-type="float">
            <text:p>28.05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4-05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65984" calcext:value-type="float">
            <text:p>28.06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4-05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50744" calcext:value-type="float">
            <text:p>28.05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4-05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44648" calcext:value-type="float">
            <text:p>28.04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4-05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47696" calcext:value-type="float">
            <text:p>28.04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4-05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62936" calcext:value-type="float">
            <text:p>28.06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4-05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93416" calcext:value-type="float">
            <text:p>28.09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4-05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99512" calcext:value-type="float">
            <text:p>28.09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4-05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81224" calcext:value-type="float">
            <text:p>28.08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4-05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93416" calcext:value-type="float">
            <text:p>28.09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4-05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11704" calcext:value-type="float">
            <text:p>28.11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4-05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178" calcext:value-type="float">
            <text:p>28.11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4-05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3304" calcext:value-type="float">
            <text:p>28.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4-05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51328" calcext:value-type="float">
            <text:p>28.15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4-05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54376" calcext:value-type="float">
            <text:p>28.15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4-05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57424" calcext:value-type="float">
            <text:p>28.15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4-05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54376" calcext:value-type="float">
            <text:p>28.15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4-05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54376" calcext:value-type="float">
            <text:p>28.15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4-05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66568" calcext:value-type="float">
            <text:p>28.16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4-04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84856" calcext:value-type="float">
            <text:p>28.18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4-04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0924" calcext:value-type="float">
            <text:p>28.20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4-04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36672" calcext:value-type="float">
            <text:p>28.23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4-04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3972" calcext:value-type="float">
            <text:p>28.23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4-04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18384" calcext:value-type="float">
            <text:p>28.21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4-04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2448" calcext:value-type="float">
            <text:p>28.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4-04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3972" calcext:value-type="float">
            <text:p>28.23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4-04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45816" calcext:value-type="float">
            <text:p>28.24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4-04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18384" calcext:value-type="float">
            <text:p>28.21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4-04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15336" calcext:value-type="float">
            <text:p>28.21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4-04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33624" calcext:value-type="float">
            <text:p>28.23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4-04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3972" calcext:value-type="float">
            <text:p>28.23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4-04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5496" calcext:value-type="float">
            <text:p>28.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4-04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67152" calcext:value-type="float">
            <text:p>28.26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4-04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702" calcext:value-type="float">
            <text:p>28.27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4-04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73248" calcext:value-type="float">
            <text:p>28.27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4-04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91536" calcext:value-type="float">
            <text:p>28.29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4-04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97632" calcext:value-type="float">
            <text:p>28.29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4-04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64104" calcext:value-type="float">
            <text:p>28.26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4-04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06192" calcext:value-type="float">
            <text:p>28.20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4-04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702" calcext:value-type="float">
            <text:p>28.27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4-04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06776" calcext:value-type="float">
            <text:p>28.30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4-04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06776" calcext:value-type="float">
            <text:p>28.30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4-04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91536" calcext:value-type="float">
            <text:p>28.29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4-04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8544" calcext:value-type="float">
            <text:p>28.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4-04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702" calcext:value-type="float">
            <text:p>28.27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4-04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36672" calcext:value-type="float">
            <text:p>28.23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4-04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2448" calcext:value-type="float">
            <text:p>28.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4-04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91536" calcext:value-type="float">
            <text:p>28.29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4-04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22016" calcext:value-type="float">
            <text:p>28.32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4-03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25064" calcext:value-type="float">
            <text:p>28.32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4-03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3116" calcext:value-type="float">
            <text:p>28.33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4-03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28112" calcext:value-type="float">
            <text:p>28.32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4-03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8544" calcext:value-type="float">
            <text:p>28.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4-03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91536" calcext:value-type="float">
            <text:p>28.29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4-03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09824" calcext:value-type="float">
            <text:p>28.30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4-03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25064" calcext:value-type="float">
            <text:p>28.32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4-03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97632" calcext:value-type="float">
            <text:p>28.29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4-03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61056" calcext:value-type="float">
            <text:p>28.26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4-03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12872" calcext:value-type="float">
            <text:p>28.31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4-03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34208" calcext:value-type="float">
            <text:p>28.33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4-03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25064" calcext:value-type="float">
            <text:p>28.32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4-03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28112" calcext:value-type="float">
            <text:p>28.32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4-03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8544" calcext:value-type="float">
            <text:p>28.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4-03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91536" calcext:value-type="float">
            <text:p>28.29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4-03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09824" calcext:value-type="float">
            <text:p>28.30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4-03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34208" calcext:value-type="float">
            <text:p>28.33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4-03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34208" calcext:value-type="float">
            <text:p>28.33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4-03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37256" calcext:value-type="float">
            <text:p>28.33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4-03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6164" calcext:value-type="float">
            <text:p>28.36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4-03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6164" calcext:value-type="float">
            <text:p>28.36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4-03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06776" calcext:value-type="float">
            <text:p>28.30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4-03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09824" calcext:value-type="float">
            <text:p>28.30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4-03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37256" calcext:value-type="float">
            <text:p>28.33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4-03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22016" calcext:value-type="float">
            <text:p>28.32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4-03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09824" calcext:value-type="float">
            <text:p>28.30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4-03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64688" calcext:value-type="float">
            <text:p>28.36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4-03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79928" calcext:value-type="float">
            <text:p>28.37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4-03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86024" calcext:value-type="float">
            <text:p>28.38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4-03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01264" calcext:value-type="float">
            <text:p>28.40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4-03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226" calcext:value-type="float">
            <text:p>28.4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4-02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16504" calcext:value-type="float">
            <text:p>28.41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4-0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9212" calcext:value-type="float">
            <text:p>28.39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4-02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10408" calcext:value-type="float">
            <text:p>28.41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4-02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16504" calcext:value-type="float">
            <text:p>28.41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4-02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0736" calcext:value-type="float">
            <text:p>28.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4-02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64688" calcext:value-type="float">
            <text:p>28.36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4-02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52496" calcext:value-type="float">
            <text:p>28.35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4-02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25648" calcext:value-type="float">
            <text:p>28.42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4-02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56128" calcext:value-type="float">
            <text:p>28.45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4-02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50032" calcext:value-type="float">
            <text:p>28.45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4-02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226" calcext:value-type="float">
            <text:p>28.4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4-02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0736" calcext:value-type="float">
            <text:p>28.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4-02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19552" calcext:value-type="float">
            <text:p>28.41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4-02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56128" calcext:value-type="float">
            <text:p>28.45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4-02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86608" calcext:value-type="float">
            <text:p>28.48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4-02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8356" calcext:value-type="float">
            <text:p>28.48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4-02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34792" calcext:value-type="float">
            <text:p>28.43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4-02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226" calcext:value-type="float">
            <text:p>28.4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4-02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71368" calcext:value-type="float">
            <text:p>28.47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4-02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04896" calcext:value-type="float">
            <text:p>28.50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4-02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26232" calcext:value-type="float">
            <text:p>28.52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4-02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35376" calcext:value-type="float">
            <text:p>28.53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4-02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23184" calcext:value-type="float">
            <text:p>28.52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4-02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62224" calcext:value-type="float">
            <text:p>28.46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4-02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0736" calcext:value-type="float">
            <text:p>28.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4-02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46984" calcext:value-type="float">
            <text:p>28.44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4-02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20136" calcext:value-type="float">
            <text:p>28.52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4-02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53664" calcext:value-type="float">
            <text:p>28.55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4-02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81096" calcext:value-type="float">
            <text:p>28.58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4-01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78048" calcext:value-type="float">
            <text:p>28.57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4-01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6336" calcext:value-type="float">
            <text:p>28.59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4-01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6336" calcext:value-type="float">
            <text:p>28.59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4-01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024" calcext:value-type="float">
            <text:p>28.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4-01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26816" calcext:value-type="float">
            <text:p>28.62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4-01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48152" calcext:value-type="float">
            <text:p>28.64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4-01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9488" calcext:value-type="float">
            <text:p>28.66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4-01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9968" calcext:value-type="float">
            <text:p>28.69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4-01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24352" calcext:value-type="float">
            <text:p>28.72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4-01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60928" calcext:value-type="float">
            <text:p>28.76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4-01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67024" calcext:value-type="float">
            <text:p>28.76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4-01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274" calcext:value-type="float">
            <text:p>28.72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4-01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692" calcext:value-type="float">
            <text:p>28.69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4-01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48736" calcext:value-type="float">
            <text:p>28.74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4-01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5788" calcext:value-type="float">
            <text:p>28.75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4-01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1216" calcext:value-type="float">
            <text:p>28.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4-01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67024" calcext:value-type="float">
            <text:p>28.76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4-01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82264" calcext:value-type="float">
            <text:p>28.78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4-01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3496" calcext:value-type="float">
            <text:p>28.73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4-01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9592" calcext:value-type="float">
            <text:p>28.73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4-01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8836" calcext:value-type="float">
            <text:p>28.78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4-01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63976" calcext:value-type="float">
            <text:p>28.76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4-01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9592" calcext:value-type="float">
            <text:p>28.73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4-01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4932" calcext:value-type="float">
            <text:p>28.84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4-01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24936" calcext:value-type="float">
            <text:p>28.82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4-0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9216" calcext:value-type="float">
            <text:p>28.77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4-01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67608" calcext:value-type="float">
            <text:p>28.86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4-01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6456" calcext:value-type="float">
            <text:p>28.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4-01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88944" calcext:value-type="float">
            <text:p>28.88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4-01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028" calcext:value-type="float">
            <text:p>28.91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4-01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6376" calcext:value-type="float">
            <text:p>28.91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3-12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28568" calcext:value-type="float">
            <text:p>28.92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3-12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9424" calcext:value-type="float">
            <text:p>28.91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3-12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98088" calcext:value-type="float">
            <text:p>28.89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3-1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91992" calcext:value-type="float">
            <text:p>28.89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3-12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01136" calcext:value-type="float">
            <text:p>28.90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3-12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9424" calcext:value-type="float">
            <text:p>28.91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3-12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56" calcext:value-type="float">
            <text:p>28.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3-12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07816" calcext:value-type="float">
            <text:p>29.00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3-12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26104" calcext:value-type="float">
            <text:p>29.02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3-12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41344" calcext:value-type="float">
            <text:p>29.04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3-12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9632" calcext:value-type="float">
            <text:p>29.05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3-12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6584" calcext:value-type="float">
            <text:p>29.05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3-12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10864" calcext:value-type="float">
            <text:p>29.01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3-12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31616" calcext:value-type="float">
            <text:p>28.93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3-12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91992" calcext:value-type="float">
            <text:p>28.89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3-12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3536" calcext:value-type="float">
            <text:p>29.05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3-12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11448" calcext:value-type="float">
            <text:p>29.11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3-12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14496" calcext:value-type="float">
            <text:p>29.11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3-12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11448" calcext:value-type="float">
            <text:p>29.11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3-12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90112" calcext:value-type="float">
            <text:p>29.09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3-12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29152" calcext:value-type="float">
            <text:p>29.02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3-12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10864" calcext:value-type="float">
            <text:p>29.01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3-12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9632" calcext:value-type="float">
            <text:p>29.05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3-12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6268" calcext:value-type="float">
            <text:p>29.06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3-12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65728" calcext:value-type="float">
            <text:p>29.06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3-12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322" calcext:value-type="float">
            <text:p>29.03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3-12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1696" calcext:value-type="float">
            <text:p>29.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3-12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98672" calcext:value-type="float">
            <text:p>28.99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3-12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92576" calcext:value-type="float">
            <text:p>28.99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3-12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23056" calcext:value-type="float">
            <text:p>29.02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3-12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44392" calcext:value-type="float">
            <text:p>29.04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3-11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6584" calcext:value-type="float">
            <text:p>29.05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3-11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9632" calcext:value-type="float">
            <text:p>29.05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3-11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44392" calcext:value-type="float">
            <text:p>29.04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3-11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10864" calcext:value-type="float">
            <text:p>29.01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3-11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26104" calcext:value-type="float">
            <text:p>29.02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3-11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3536" calcext:value-type="float">
            <text:p>29.05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3-11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0488" calcext:value-type="float">
            <text:p>29.05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3-11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322" calcext:value-type="float">
            <text:p>29.03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3-11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0172" calcext:value-type="float">
            <text:p>29.00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3-11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20008" calcext:value-type="float">
            <text:p>29.02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3-11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20008" calcext:value-type="float">
            <text:p>29.02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3-11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92576" calcext:value-type="float">
            <text:p>28.99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3-11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65144" calcext:value-type="float">
            <text:p>28.96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3-11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74288" calcext:value-type="float">
            <text:p>28.97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3-11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07816" calcext:value-type="float">
            <text:p>29.00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3-11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26104" calcext:value-type="float">
            <text:p>29.02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3-11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44392" calcext:value-type="float">
            <text:p>29.04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3-11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3536" calcext:value-type="float">
            <text:p>29.05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3-11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44392" calcext:value-type="float">
            <text:p>29.04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3-11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26104" calcext:value-type="float">
            <text:p>29.02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3-11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13912" calcext:value-type="float">
            <text:p>29.01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3-11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13912" calcext:value-type="float">
            <text:p>29.01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3-11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10864" calcext:value-type="float">
            <text:p>29.01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3-11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10864" calcext:value-type="float">
            <text:p>29.01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3-1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07816" calcext:value-type="float">
            <text:p>29.00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3-11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04768" calcext:value-type="float">
            <text:p>29.00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3-11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26104" calcext:value-type="float">
            <text:p>29.02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3-11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0488" calcext:value-type="float">
            <text:p>29.05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3-11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6584" calcext:value-type="float">
            <text:p>29.05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3-11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13912" calcext:value-type="float">
            <text:p>29.01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3-10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65144" calcext:value-type="float">
            <text:p>28.96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3-10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74288" calcext:value-type="float">
            <text:p>28.97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3-10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98672" calcext:value-type="float">
            <text:p>28.99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3-10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10864" calcext:value-type="float">
            <text:p>29.01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3-10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1696" calcext:value-type="float">
            <text:p>29.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3-10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1696" calcext:value-type="float">
            <text:p>29.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3-10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20008" calcext:value-type="float">
            <text:p>29.02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3-10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1696" calcext:value-type="float">
            <text:p>29.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3-10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8648" calcext:value-type="float">
            <text:p>28.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3-10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56" calcext:value-type="float">
            <text:p>28.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3-10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34664" calcext:value-type="float">
            <text:p>28.93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3-10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22472" calcext:value-type="float">
            <text:p>28.92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3-10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65144" calcext:value-type="float">
            <text:p>28.96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3-10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74288" calcext:value-type="float">
            <text:p>28.97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3-10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52952" calcext:value-type="float">
            <text:p>28.95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3-10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3328" calcext:value-type="float">
            <text:p>28.91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3-10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85896" calcext:value-type="float">
            <text:p>28.88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3-10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88944" calcext:value-type="float">
            <text:p>28.88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3-10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76752" calcext:value-type="float">
            <text:p>28.87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3-10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4932" calcext:value-type="float">
            <text:p>28.84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3-10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6376" calcext:value-type="float">
            <text:p>28.91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3-10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28568" calcext:value-type="float">
            <text:p>28.92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3-10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28568" calcext:value-type="float">
            <text:p>28.92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3-10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2552" calcext:value-type="float">
            <text:p>28.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3-10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028" calcext:value-type="float">
            <text:p>28.91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3-10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3328" calcext:value-type="float">
            <text:p>28.91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3-10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9424" calcext:value-type="float">
            <text:p>28.91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3-10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2552" calcext:value-type="float">
            <text:p>28.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3-10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2552" calcext:value-type="float">
            <text:p>28.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3-10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2552" calcext:value-type="float">
            <text:p>28.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3-10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2552" calcext:value-type="float">
            <text:p>28.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3-09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3328" calcext:value-type="float">
            <text:p>28.91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3-09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01136" calcext:value-type="float">
            <text:p>28.90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3-09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9504" calcext:value-type="float">
            <text:p>28.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3-09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91992" calcext:value-type="float">
            <text:p>28.89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3-09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01136" calcext:value-type="float">
            <text:p>28.90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3-09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9504" calcext:value-type="float">
            <text:p>28.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3-09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73704" calcext:value-type="float">
            <text:p>28.87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3-09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6456" calcext:value-type="float">
            <text:p>28.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3-09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70656" calcext:value-type="float">
            <text:p>28.87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3-09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798" calcext:value-type="float">
            <text:p>28.87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3-09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798" calcext:value-type="float">
            <text:p>28.87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3-09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73704" calcext:value-type="float">
            <text:p>28.87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3-09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52368" calcext:value-type="float">
            <text:p>28.85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3-09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40176" calcext:value-type="float">
            <text:p>28.84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3-09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55416" calcext:value-type="float">
            <text:p>28.85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3-09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46272" calcext:value-type="float">
            <text:p>28.84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3-09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31032" calcext:value-type="float">
            <text:p>28.83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3-09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31032" calcext:value-type="float">
            <text:p>28.83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3-09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40176" calcext:value-type="float">
            <text:p>28.84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3-09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55416" calcext:value-type="float">
            <text:p>28.85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3-09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4932" calcext:value-type="float">
            <text:p>28.84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3-09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37128" calcext:value-type="float">
            <text:p>28.83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3-09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27984" calcext:value-type="float">
            <text:p>28.82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3-09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21888" calcext:value-type="float">
            <text:p>28.82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3-09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37128" calcext:value-type="float">
            <text:p>28.83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3-09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46272" calcext:value-type="float">
            <text:p>28.84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3-09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40176" calcext:value-type="float">
            <text:p>28.84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3-09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43224" calcext:value-type="float">
            <text:p>28.84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3-09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52368" calcext:value-type="float">
            <text:p>28.85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3-09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46272" calcext:value-type="float">
            <text:p>28.84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3-08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00552" calcext:value-type="float">
            <text:p>28.80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3-08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6544" calcext:value-type="float">
            <text:p>28.73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3-08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06648" calcext:value-type="float">
            <text:p>28.80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3-08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036" calcext:value-type="float">
            <text:p>28.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3-08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00552" calcext:value-type="float">
            <text:p>28.80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3-08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09696" calcext:value-type="float">
            <text:p>28.80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3-08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31032" calcext:value-type="float">
            <text:p>28.83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3-08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37128" calcext:value-type="float">
            <text:p>28.83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3-08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27984" calcext:value-type="float">
            <text:p>28.82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3-08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3408" calcext:value-type="float">
            <text:p>28.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3-08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52368" calcext:value-type="float">
            <text:p>28.85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3-08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4932" calcext:value-type="float">
            <text:p>28.84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3-08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27984" calcext:value-type="float">
            <text:p>28.82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3-08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24936" calcext:value-type="float">
            <text:p>28.82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3-08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27984" calcext:value-type="float">
            <text:p>28.82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3-08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31032" calcext:value-type="float">
            <text:p>28.83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3-08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43224" calcext:value-type="float">
            <text:p>28.84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3-08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58464" calcext:value-type="float">
            <text:p>28.85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3-08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61512" calcext:value-type="float">
            <text:p>28.86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3-08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58464" calcext:value-type="float">
            <text:p>28.85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3-08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55416" calcext:value-type="float">
            <text:p>28.85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3-08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55416" calcext:value-type="float">
            <text:p>28.85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3-08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6456" calcext:value-type="float">
            <text:p>28.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3-08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76752" calcext:value-type="float">
            <text:p>28.87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3-08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82848" calcext:value-type="float">
            <text:p>28.88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3-08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798" calcext:value-type="float">
            <text:p>28.87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3-08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70656" calcext:value-type="float">
            <text:p>28.87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3-08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73704" calcext:value-type="float">
            <text:p>28.87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3-08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88944" calcext:value-type="float">
            <text:p>28.88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3-08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91992" calcext:value-type="float">
            <text:p>28.89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3-08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798" calcext:value-type="float">
            <text:p>28.87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3-07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73704" calcext:value-type="float">
            <text:p>28.87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3-07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798" calcext:value-type="float">
            <text:p>28.87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3-07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9504" calcext:value-type="float">
            <text:p>28.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3-07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98088" calcext:value-type="float">
            <text:p>28.89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3-07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98088" calcext:value-type="float">
            <text:p>28.89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3-07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01136" calcext:value-type="float">
            <text:p>28.90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3-07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07232" calcext:value-type="float">
            <text:p>28.90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3-07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01136" calcext:value-type="float">
            <text:p>28.90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3-07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85896" calcext:value-type="float">
            <text:p>28.88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3-07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798" calcext:value-type="float">
            <text:p>28.87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3-07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88944" calcext:value-type="float">
            <text:p>28.88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3-07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3328" calcext:value-type="float">
            <text:p>28.91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3-07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22472" calcext:value-type="float">
            <text:p>28.92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3-07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07232" calcext:value-type="float">
            <text:p>28.90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3-07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98088" calcext:value-type="float">
            <text:p>28.89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3-07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01136" calcext:value-type="float">
            <text:p>28.90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3-07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01136" calcext:value-type="float">
            <text:p>28.90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3-07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04184" calcext:value-type="float">
            <text:p>28.90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3-07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07232" calcext:value-type="float">
            <text:p>28.90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3-07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6376" calcext:value-type="float">
            <text:p>28.91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3-07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9424" calcext:value-type="float">
            <text:p>28.91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3-07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9424" calcext:value-type="float">
            <text:p>28.91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3-07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2552" calcext:value-type="float">
            <text:p>28.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3-07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2552" calcext:value-type="float">
            <text:p>28.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3-07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28568" calcext:value-type="float">
            <text:p>28.92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3-07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37712" calcext:value-type="float">
            <text:p>28.93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3-07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52952" calcext:value-type="float">
            <text:p>28.95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3-07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56" calcext:value-type="float">
            <text:p>28.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3-07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43808" calcext:value-type="float">
            <text:p>28.94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3-07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4076" calcext:value-type="float">
            <text:p>28.94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3-07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4076" calcext:value-type="float">
            <text:p>28.94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3-06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43808" calcext:value-type="float">
            <text:p>28.94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3-06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34664" calcext:value-type="float">
            <text:p>28.93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3-06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9424" calcext:value-type="float">
            <text:p>28.91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3-06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6376" calcext:value-type="float">
            <text:p>28.91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3-06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9424" calcext:value-type="float">
            <text:p>28.91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3-06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2552" calcext:value-type="float">
            <text:p>28.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3-06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2552" calcext:value-type="float">
            <text:p>28.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3-06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9424" calcext:value-type="float">
            <text:p>28.91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3-06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6376" calcext:value-type="float">
            <text:p>28.91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3-06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6376" calcext:value-type="float">
            <text:p>28.91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3-06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2552" calcext:value-type="float">
            <text:p>28.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3-06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46856" calcext:value-type="float">
            <text:p>28.94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3-06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34664" calcext:value-type="float">
            <text:p>28.93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3-06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37712" calcext:value-type="float">
            <text:p>28.93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3-06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28568" calcext:value-type="float">
            <text:p>28.92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3-06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4076" calcext:value-type="float">
            <text:p>28.94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3-06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43808" calcext:value-type="float">
            <text:p>28.94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3-06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37712" calcext:value-type="float">
            <text:p>28.93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3-06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28568" calcext:value-type="float">
            <text:p>28.92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3-06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22472" calcext:value-type="float">
            <text:p>28.92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3-06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6376" calcext:value-type="float">
            <text:p>28.91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3-06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9504" calcext:value-type="float">
            <text:p>28.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3-06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82848" calcext:value-type="float">
            <text:p>28.88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3-06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88944" calcext:value-type="float">
            <text:p>28.88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3-06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07232" calcext:value-type="float">
            <text:p>28.90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3-06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98088" calcext:value-type="float">
            <text:p>28.89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3-06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70656" calcext:value-type="float">
            <text:p>28.87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3-06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55416" calcext:value-type="float">
            <text:p>28.85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3-06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67608" calcext:value-type="float">
            <text:p>28.86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3-06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82848" calcext:value-type="float">
            <text:p>28.88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3-05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85896" calcext:value-type="float">
            <text:p>28.88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3-05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70656" calcext:value-type="float">
            <text:p>28.87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3-05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70656" calcext:value-type="float">
            <text:p>28.87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3-05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76752" calcext:value-type="float">
            <text:p>28.87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3-05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70656" calcext:value-type="float">
            <text:p>28.87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3-05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55416" calcext:value-type="float">
            <text:p>28.85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3-05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31032" calcext:value-type="float">
            <text:p>28.83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3-05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37128" calcext:value-type="float">
            <text:p>28.83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3-05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40176" calcext:value-type="float">
            <text:p>28.84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3-05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52368" calcext:value-type="float">
            <text:p>28.85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3-05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52368" calcext:value-type="float">
            <text:p>28.85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3-05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58464" calcext:value-type="float">
            <text:p>28.85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3-05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55416" calcext:value-type="float">
            <text:p>28.85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3-05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3408" calcext:value-type="float">
            <text:p>28.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3-05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15792" calcext:value-type="float">
            <text:p>28.81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3-05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40176" calcext:value-type="float">
            <text:p>28.84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3-05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61512" calcext:value-type="float">
            <text:p>28.86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3-05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52368" calcext:value-type="float">
            <text:p>28.85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3-05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46272" calcext:value-type="float">
            <text:p>28.84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3-05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4932" calcext:value-type="float">
            <text:p>28.84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3-05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46272" calcext:value-type="float">
            <text:p>28.84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3-05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3408" calcext:value-type="float">
            <text:p>28.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3-05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27984" calcext:value-type="float">
            <text:p>28.82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3-05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3408" calcext:value-type="float">
            <text:p>28.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3-05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46272" calcext:value-type="float">
            <text:p>28.84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3-05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43224" calcext:value-type="float">
            <text:p>28.84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3-05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1884" calcext:value-type="float">
            <text:p>28.81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3-05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94456" calcext:value-type="float">
            <text:p>28.79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3-05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63976" calcext:value-type="float">
            <text:p>28.76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3-05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54832" calcext:value-type="float">
            <text:p>28.75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3-05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9592" calcext:value-type="float">
            <text:p>28.73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3-04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03016" calcext:value-type="float">
            <text:p>28.70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3-04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0448" calcext:value-type="float">
            <text:p>28.73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3-04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9592" calcext:value-type="float">
            <text:p>28.73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3-04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54832" calcext:value-type="float">
            <text:p>28.75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3-04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0072" calcext:value-type="float">
            <text:p>28.77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3-04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67024" calcext:value-type="float">
            <text:p>28.76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3-04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0072" calcext:value-type="float">
            <text:p>28.77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3-04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5788" calcext:value-type="float">
            <text:p>28.75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3-04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0448" calcext:value-type="float">
            <text:p>28.73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3-04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60928" calcext:value-type="float">
            <text:p>28.76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3-04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8836" calcext:value-type="float">
            <text:p>28.78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3-04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6168" calcext:value-type="float">
            <text:p>28.77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3-04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51784" calcext:value-type="float">
            <text:p>28.75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3-04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0448" calcext:value-type="float">
            <text:p>28.73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3-04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274" calcext:value-type="float">
            <text:p>28.72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3-04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9592" calcext:value-type="float">
            <text:p>28.73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3-04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18256" calcext:value-type="float">
            <text:p>28.71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3-04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09112" calcext:value-type="float">
            <text:p>28.70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3-04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4264" calcext:value-type="float">
            <text:p>28.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3-04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0072" calcext:value-type="float">
            <text:p>28.77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3-04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67024" calcext:value-type="float">
            <text:p>28.76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3-04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48736" calcext:value-type="float">
            <text:p>28.74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3-04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0448" calcext:value-type="float">
            <text:p>28.73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3-04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9592" calcext:value-type="float">
            <text:p>28.73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3-04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48736" calcext:value-type="float">
            <text:p>28.74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3-04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3496" calcext:value-type="float">
            <text:p>28.73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3-04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15208" calcext:value-type="float">
            <text:p>28.71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3-04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06064" calcext:value-type="float">
            <text:p>28.70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3-04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06064" calcext:value-type="float">
            <text:p>28.70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3-04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1216" calcext:value-type="float">
            <text:p>28.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3-03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6544" calcext:value-type="float">
            <text:p>28.73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3-03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6544" calcext:value-type="float">
            <text:p>28.73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3-03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1216" calcext:value-type="float">
            <text:p>28.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3-03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692" calcext:value-type="float">
            <text:p>28.69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3-03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692" calcext:value-type="float">
            <text:p>28.69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3-03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0824" calcext:value-type="float">
            <text:p>28.69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3-03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78632" calcext:value-type="float">
            <text:p>28.67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3-03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0824" calcext:value-type="float">
            <text:p>28.69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3-03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24352" calcext:value-type="float">
            <text:p>28.72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3-03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3496" calcext:value-type="float">
            <text:p>28.73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3-03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9592" calcext:value-type="float">
            <text:p>28.73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3-03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274" calcext:value-type="float">
            <text:p>28.72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3-03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06064" calcext:value-type="float">
            <text:p>28.70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3-03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3392" calcext:value-type="float">
            <text:p>28.66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3-03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644" calcext:value-type="float">
            <text:p>28.66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3-03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06064" calcext:value-type="float">
            <text:p>28.70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3-03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09112" calcext:value-type="float">
            <text:p>28.70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3-03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84728" calcext:value-type="float">
            <text:p>28.68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3-03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3596" calcext:value-type="float">
            <text:p>28.63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3-03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57296" calcext:value-type="float">
            <text:p>28.65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3-03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9488" calcext:value-type="float">
            <text:p>28.66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3-03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84728" calcext:value-type="float">
            <text:p>28.68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3-03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18256" calcext:value-type="float">
            <text:p>28.71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3-03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06064" calcext:value-type="float">
            <text:p>28.70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3-03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78632" calcext:value-type="float">
            <text:p>28.67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3-03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3872" calcext:value-type="float">
            <text:p>28.69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3-03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87776" calcext:value-type="float">
            <text:p>28.68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3-03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42056" calcext:value-type="float">
            <text:p>28.64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3-03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2072" calcext:value-type="float">
            <text:p>28.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3-03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45104" calcext:value-type="float">
            <text:p>28.64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3-03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3392" calcext:value-type="float">
            <text:p>28.66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3-0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3596" calcext:value-type="float">
            <text:p>28.63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3-02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42056" calcext:value-type="float">
            <text:p>28.64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3-02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644" calcext:value-type="float">
            <text:p>28.66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3-02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3872" calcext:value-type="float">
            <text:p>28.69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3-02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692" calcext:value-type="float">
            <text:p>28.69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3-02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78632" calcext:value-type="float">
            <text:p>28.67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3-02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512" calcext:value-type="float">
            <text:p>28.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3-02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26816" calcext:value-type="float">
            <text:p>28.62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3-02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42056" calcext:value-type="float">
            <text:p>28.64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3-02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72536" calcext:value-type="float">
            <text:p>28.67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3-02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0824" calcext:value-type="float">
            <text:p>28.69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3-02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26816" calcext:value-type="float">
            <text:p>28.62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3-02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32912" calcext:value-type="float">
            <text:p>28.63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3-02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39008" calcext:value-type="float">
            <text:p>28.63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3-02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2072" calcext:value-type="float">
            <text:p>28.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3-02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0548" calcext:value-type="float">
            <text:p>28.60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3-02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65856" calcext:value-type="float">
            <text:p>28.56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3-02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3288" calcext:value-type="float">
            <text:p>28.59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3-02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26816" calcext:value-type="float">
            <text:p>28.62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3-02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42056" calcext:value-type="float">
            <text:p>28.64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3-02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54248" calcext:value-type="float">
            <text:p>28.65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3-02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54248" calcext:value-type="float">
            <text:p>28.65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3-02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29864" calcext:value-type="float">
            <text:p>28.62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3-02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3596" calcext:value-type="float">
            <text:p>28.63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3-02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9488" calcext:value-type="float">
            <text:p>28.66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3-02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14624" calcext:value-type="float">
            <text:p>28.61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3-02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0548" calcext:value-type="float">
            <text:p>28.60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3-02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14624" calcext:value-type="float">
            <text:p>28.61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3-01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0548" calcext:value-type="float">
            <text:p>28.60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3-01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02432" calcext:value-type="float">
            <text:p>28.60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3-01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08528" calcext:value-type="float">
            <text:p>28.60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3-01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39008" calcext:value-type="float">
            <text:p>28.63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3-01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23768" calcext:value-type="float">
            <text:p>28.62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3-01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78048" calcext:value-type="float">
            <text:p>28.57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3-01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35376" calcext:value-type="float">
            <text:p>28.53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3-01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024" calcext:value-type="float">
            <text:p>28.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3-01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65856" calcext:value-type="float">
            <text:p>28.56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3-01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10992" calcext:value-type="float">
            <text:p>28.51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3-01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62808" calcext:value-type="float">
            <text:p>28.56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3-01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50616" calcext:value-type="float">
            <text:p>28.55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3-01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2928" calcext:value-type="float">
            <text:p>28.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3-01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32328" calcext:value-type="float">
            <text:p>28.53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3-01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17088" calcext:value-type="float">
            <text:p>28.51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3-01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35376" calcext:value-type="float">
            <text:p>28.53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3-01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4452" calcext:value-type="float">
            <text:p>28.54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3-01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23184" calcext:value-type="float">
            <text:p>28.52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3-01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80512" calcext:value-type="float">
            <text:p>28.48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3-01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10992" calcext:value-type="float">
            <text:p>28.51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3-01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20136" calcext:value-type="float">
            <text:p>28.52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3-01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10992" calcext:value-type="float">
            <text:p>28.51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3-01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07944" calcext:value-type="float">
            <text:p>28.50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3-01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23184" calcext:value-type="float">
            <text:p>28.52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3-01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32328" calcext:value-type="float">
            <text:p>28.53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3-0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23184" calcext:value-type="float">
            <text:p>28.52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3-01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89656" calcext:value-type="float">
            <text:p>28.48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3-01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71368" calcext:value-type="float">
            <text:p>28.47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3-01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8356" calcext:value-type="float">
            <text:p>28.48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3-01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988" calcext:value-type="float">
            <text:p>28.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3-01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77464" calcext:value-type="float">
            <text:p>28.47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2-12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62224" calcext:value-type="float">
            <text:p>28.46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2-12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77464" calcext:value-type="float">
            <text:p>28.47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2-12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988" calcext:value-type="float">
            <text:p>28.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2-1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95752" calcext:value-type="float">
            <text:p>28.49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2-12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86608" calcext:value-type="float">
            <text:p>28.48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2-12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8356" calcext:value-type="float">
            <text:p>28.48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2-12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80512" calcext:value-type="float">
            <text:p>28.48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2-12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80512" calcext:value-type="float">
            <text:p>28.48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2-12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19552" calcext:value-type="float">
            <text:p>28.41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2-12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98216" calcext:value-type="float">
            <text:p>28.39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2-12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226" calcext:value-type="float">
            <text:p>28.4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2-12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46984" calcext:value-type="float">
            <text:p>28.44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2-12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46984" calcext:value-type="float">
            <text:p>28.44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2-12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0736" calcext:value-type="float">
            <text:p>28.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2-12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82976" calcext:value-type="float">
            <text:p>28.38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2-12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7688" calcext:value-type="float">
            <text:p>28.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2-12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40304" calcext:value-type="float">
            <text:p>28.34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2-12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73832" calcext:value-type="float">
            <text:p>28.37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2-12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7688" calcext:value-type="float">
            <text:p>28.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2-12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73832" calcext:value-type="float">
            <text:p>28.37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2-12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7688" calcext:value-type="float">
            <text:p>28.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2-12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67736" calcext:value-type="float">
            <text:p>28.36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2-12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73832" calcext:value-type="float">
            <text:p>28.37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2-12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86024" calcext:value-type="float">
            <text:p>28.38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2-12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82976" calcext:value-type="float">
            <text:p>28.38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2-12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52496" calcext:value-type="float">
            <text:p>28.35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2-12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464" calcext:value-type="float">
            <text:p>28.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2-12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6164" calcext:value-type="float">
            <text:p>28.36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2-12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79928" calcext:value-type="float">
            <text:p>28.37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2-12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7688" calcext:value-type="float">
            <text:p>28.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2-12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58592" calcext:value-type="float">
            <text:p>28.35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2-11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1592" calcext:value-type="float">
            <text:p>28.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2-11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09824" calcext:value-type="float">
            <text:p>28.30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2-11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82392" calcext:value-type="float">
            <text:p>28.28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2-11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67152" calcext:value-type="float">
            <text:p>28.26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2-11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8544" calcext:value-type="float">
            <text:p>28.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2-11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79344" calcext:value-type="float">
            <text:p>28.27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2-11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88488" calcext:value-type="float">
            <text:p>28.28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2-11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91536" calcext:value-type="float">
            <text:p>28.29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2-11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09824" calcext:value-type="float">
            <text:p>28.30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2-11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09824" calcext:value-type="float">
            <text:p>28.30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2-11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03728" calcext:value-type="float">
            <text:p>28.30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2-11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97632" calcext:value-type="float">
            <text:p>28.29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2-11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88488" calcext:value-type="float">
            <text:p>28.28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2-11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76296" calcext:value-type="float">
            <text:p>28.27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2-11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42768" calcext:value-type="float">
            <text:p>28.24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2-11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3972" calcext:value-type="float">
            <text:p>28.23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2-11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36672" calcext:value-type="float">
            <text:p>28.23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2-11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06192" calcext:value-type="float">
            <text:p>28.20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2-11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81808" calcext:value-type="float">
            <text:p>28.18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2-11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36088" calcext:value-type="float">
            <text:p>28.13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2-11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29992" calcext:value-type="float">
            <text:p>28.12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2-11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36672" calcext:value-type="float">
            <text:p>28.23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2-11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33624" calcext:value-type="float">
            <text:p>28.23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2-11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2448" calcext:value-type="float">
            <text:p>28.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2-1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00096" calcext:value-type="float">
            <text:p>28.20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2-11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03144" calcext:value-type="float">
            <text:p>28.20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2-11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18384" calcext:value-type="float">
            <text:p>28.21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2-11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18384" calcext:value-type="float">
            <text:p>28.21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2-11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0924" calcext:value-type="float">
            <text:p>28.20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2-11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84856" calcext:value-type="float">
            <text:p>28.18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2-10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69616" calcext:value-type="float">
            <text:p>28.16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2-10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84856" calcext:value-type="float">
            <text:p>28.18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2-10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90952" calcext:value-type="float">
            <text:p>28.19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2-10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72664" calcext:value-type="float">
            <text:p>28.17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2-10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3304" calcext:value-type="float">
            <text:p>28.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2-10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23896" calcext:value-type="float">
            <text:p>28.12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2-10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51328" calcext:value-type="float">
            <text:p>28.15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2-10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6352" calcext:value-type="float">
            <text:p>28.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2-10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60472" calcext:value-type="float">
            <text:p>28.16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2-10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54376" calcext:value-type="float">
            <text:p>28.15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2-10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42184" calcext:value-type="float">
            <text:p>28.14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2-10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39136" calcext:value-type="float">
            <text:p>28.13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2-10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3304" calcext:value-type="float">
            <text:p>28.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2-10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84272" calcext:value-type="float">
            <text:p>28.08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2-10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96464" calcext:value-type="float">
            <text:p>28.09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2-10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23896" calcext:value-type="float">
            <text:p>28.12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2-10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178" calcext:value-type="float">
            <text:p>28.11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2-10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8732" calcext:value-type="float">
            <text:p>28.08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2-10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81224" calcext:value-type="float">
            <text:p>28.08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2-10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23896" calcext:value-type="float">
            <text:p>28.12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2-10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26944" calcext:value-type="float">
            <text:p>28.12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2-10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20848" calcext:value-type="float">
            <text:p>28.12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2-10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20848" calcext:value-type="float">
            <text:p>28.12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2-10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11704" calcext:value-type="float">
            <text:p>28.11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2-10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08656" calcext:value-type="float">
            <text:p>28.10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2-10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99512" calcext:value-type="float">
            <text:p>28.09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2-10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96464" calcext:value-type="float">
            <text:p>28.09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2-10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96464" calcext:value-type="float">
            <text:p>28.09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2-10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81224" calcext:value-type="float">
            <text:p>28.08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2-10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59888" calcext:value-type="float">
            <text:p>28.05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2-10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50744" calcext:value-type="float">
            <text:p>28.05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2-09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50744" calcext:value-type="float">
            <text:p>28.05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2-09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53792" calcext:value-type="float">
            <text:p>28.05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2-09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69032" calcext:value-type="float">
            <text:p>28.06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2-09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62936" calcext:value-type="float">
            <text:p>28.06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2-09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65984" calcext:value-type="float">
            <text:p>28.06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2-09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84272" calcext:value-type="float">
            <text:p>28.08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2-09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93416" calcext:value-type="float">
            <text:p>28.09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2-09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69032" calcext:value-type="float">
            <text:p>28.06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2-09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69032" calcext:value-type="float">
            <text:p>28.06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2-09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81224" calcext:value-type="float">
            <text:p>28.08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2-09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84272" calcext:value-type="float">
            <text:p>28.08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2-09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90368" calcext:value-type="float">
            <text:p>28.09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2-09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05608" calcext:value-type="float">
            <text:p>28.10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2-09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14752" calcext:value-type="float">
            <text:p>28.11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2-09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14752" calcext:value-type="float">
            <text:p>28.11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2-09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05608" calcext:value-type="float">
            <text:p>28.10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2-09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93416" calcext:value-type="float">
            <text:p>28.09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2-09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90368" calcext:value-type="float">
            <text:p>28.09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2-09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08656" calcext:value-type="float">
            <text:p>28.10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2-09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178" calcext:value-type="float">
            <text:p>28.11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2-09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99512" calcext:value-type="float">
            <text:p>28.09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2-09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65984" calcext:value-type="float">
            <text:p>28.06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2-09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81224" calcext:value-type="float">
            <text:p>28.08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2-09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178" calcext:value-type="float">
            <text:p>28.11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2-09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20848" calcext:value-type="float">
            <text:p>28.12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2-09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14752" calcext:value-type="float">
            <text:p>28.11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2-09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29992" calcext:value-type="float">
            <text:p>28.12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2-09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39136" calcext:value-type="float">
            <text:p>28.13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2-09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23896" calcext:value-type="float">
            <text:p>28.12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2-09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11704" calcext:value-type="float">
            <text:p>28.11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2-08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05608" calcext:value-type="float">
            <text:p>28.10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2-08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11704" calcext:value-type="float">
            <text:p>28.11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2-08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11704" calcext:value-type="float">
            <text:p>28.11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2-08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99512" calcext:value-type="float">
            <text:p>28.09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2-08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96464" calcext:value-type="float">
            <text:p>28.09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2-08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29992" calcext:value-type="float">
            <text:p>28.12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2-08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3304" calcext:value-type="float">
            <text:p>28.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2-08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20848" calcext:value-type="float">
            <text:p>28.12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2-08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178" calcext:value-type="float">
            <text:p>28.11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2-08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26944" calcext:value-type="float">
            <text:p>28.12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2-08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39136" calcext:value-type="float">
            <text:p>28.13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2-08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36088" calcext:value-type="float">
            <text:p>28.13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2-08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05608" calcext:value-type="float">
            <text:p>28.10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2-08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99512" calcext:value-type="float">
            <text:p>28.09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2-08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99512" calcext:value-type="float">
            <text:p>28.09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2-08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96464" calcext:value-type="float">
            <text:p>28.09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2-08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0256" calcext:value-type="float">
            <text:p>28.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2-08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08656" calcext:value-type="float">
            <text:p>28.10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2-08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08656" calcext:value-type="float">
            <text:p>28.10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2-08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178" calcext:value-type="float">
            <text:p>28.11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2-08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23896" calcext:value-type="float">
            <text:p>28.12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2-08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23896" calcext:value-type="float">
            <text:p>28.12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2-08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11704" calcext:value-type="float">
            <text:p>28.11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2-08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14752" calcext:value-type="float">
            <text:p>28.11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2-08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11704" calcext:value-type="float">
            <text:p>28.11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2-08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0256" calcext:value-type="float">
            <text:p>28.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2-08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90368" calcext:value-type="float">
            <text:p>28.09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2-08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75128" calcext:value-type="float">
            <text:p>28.07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2-08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7208" calcext:value-type="float">
            <text:p>28.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2-08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84272" calcext:value-type="float">
            <text:p>28.08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2-08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93416" calcext:value-type="float">
            <text:p>28.09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2-07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8732" calcext:value-type="float">
            <text:p>28.08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2-07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75128" calcext:value-type="float">
            <text:p>28.07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2-07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65984" calcext:value-type="float">
            <text:p>28.06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2-07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62936" calcext:value-type="float">
            <text:p>28.06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2-07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59888" calcext:value-type="float">
            <text:p>28.05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2-07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5684" calcext:value-type="float">
            <text:p>28.05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2-07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53792" calcext:value-type="float">
            <text:p>28.05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2-07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53792" calcext:value-type="float">
            <text:p>28.05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2-07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50744" calcext:value-type="float">
            <text:p>28.05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2-07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32456" calcext:value-type="float">
            <text:p>28.03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2-07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29408" calcext:value-type="float">
            <text:p>28.02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2-07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29408" calcext:value-type="float">
            <text:p>28.02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2-07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2636" calcext:value-type="float">
            <text:p>28.02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2-07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17216" calcext:value-type="float">
            <text:p>28.01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2-07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20264" calcext:value-type="float">
            <text:p>28.02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2-07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2636" calcext:value-type="float">
            <text:p>28.02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2-07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20264" calcext:value-type="float">
            <text:p>28.02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2-07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05024" calcext:value-type="float">
            <text:p>28.00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2-07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86736" calcext:value-type="float">
            <text:p>27.98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2-07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53208" calcext:value-type="float">
            <text:p>27.95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2-07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53208" calcext:value-type="float">
            <text:p>27.95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2-07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62352" calcext:value-type="float">
            <text:p>27.96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2-07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74544" calcext:value-type="float">
            <text:p>27.97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2-07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59304" calcext:value-type="float">
            <text:p>27.95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2-07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47112" calcext:value-type="float">
            <text:p>27.94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2-07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44064" calcext:value-type="float">
            <text:p>27.94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2-07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47112" calcext:value-type="float">
            <text:p>27.94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2-07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5016" calcext:value-type="float">
            <text:p>27.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2-07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41016" calcext:value-type="float">
            <text:p>27.94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2-07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22728" calcext:value-type="float">
            <text:p>27.92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2-07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25776" calcext:value-type="float">
            <text:p>27.92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2-06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3492" calcext:value-type="float">
            <text:p>27.93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2-06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22728" calcext:value-type="float">
            <text:p>27.92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2-06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92248" calcext:value-type="float">
            <text:p>27.89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2-06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83104" calcext:value-type="float">
            <text:p>27.88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2-06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77008" calcext:value-type="float">
            <text:p>27.87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2-06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55672" calcext:value-type="float">
            <text:p>27.85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2-06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40432" calcext:value-type="float">
            <text:p>27.84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2-06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49576" calcext:value-type="float">
            <text:p>27.84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2-06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80056" calcext:value-type="float">
            <text:p>27.88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2-06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98344" calcext:value-type="float">
            <text:p>27.89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2-06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7396" calcext:value-type="float">
            <text:p>27.87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2-06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19096" calcext:value-type="float">
            <text:p>27.81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2-06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16048" calcext:value-type="float">
            <text:p>27.81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2-06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34336" calcext:value-type="float">
            <text:p>27.83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2-06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2824" calcext:value-type="float">
            <text:p>27.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2-06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13" calcext:value-type="float">
            <text:p>27.8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2-06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09952" calcext:value-type="float">
            <text:p>27.80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2-06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9776" calcext:value-type="float">
            <text:p>27.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2-06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6728" calcext:value-type="float">
            <text:p>27.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2-06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58136" calcext:value-type="float">
            <text:p>27.75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2-06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55088" calcext:value-type="float">
            <text:p>27.75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2-06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58136" calcext:value-type="float">
            <text:p>27.75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2-06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55088" calcext:value-type="float">
            <text:p>27.75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2-06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45944" calcext:value-type="float">
            <text:p>27.74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2-06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0704" calcext:value-type="float">
            <text:p>27.73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2-06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0632" calcext:value-type="float">
            <text:p>27.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2-06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00224" calcext:value-type="float">
            <text:p>27.70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2-06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12416" calcext:value-type="float">
            <text:p>27.71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2-06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2156" calcext:value-type="float">
            <text:p>27.72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2-06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3752" calcext:value-type="float">
            <text:p>27.73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2-05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68" calcext:value-type="float">
            <text:p>27.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2-05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18512" calcext:value-type="float">
            <text:p>27.71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2-05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00224" calcext:value-type="float">
            <text:p>27.70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2-05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94128" calcext:value-type="float">
            <text:p>27.69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2-05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03272" calcext:value-type="float">
            <text:p>27.70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2-05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24608" calcext:value-type="float">
            <text:p>27.72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2-05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12416" calcext:value-type="float">
            <text:p>27.71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2-05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03272" calcext:value-type="float">
            <text:p>27.70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2-05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2156" calcext:value-type="float">
            <text:p>27.72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2-05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45944" calcext:value-type="float">
            <text:p>27.74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2-05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27656" calcext:value-type="float">
            <text:p>27.72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2-05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9108" calcext:value-type="float">
            <text:p>27.69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2-05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84984" calcext:value-type="float">
            <text:p>27.68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2-05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81936" calcext:value-type="float">
            <text:p>27.68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2-05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66696" calcext:value-type="float">
            <text:p>27.66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2-05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57552" calcext:value-type="float">
            <text:p>27.65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2-05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69744" calcext:value-type="float">
            <text:p>27.66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2-05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7584" calcext:value-type="float">
            <text:p>27.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2-05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7584" calcext:value-type="float">
            <text:p>27.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2-05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84984" calcext:value-type="float">
            <text:p>27.68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2-05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00224" calcext:value-type="float">
            <text:p>27.70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2-05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0632" calcext:value-type="float">
            <text:p>27.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2-05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7584" calcext:value-type="float">
            <text:p>27.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2-05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36216" calcext:value-type="float">
            <text:p>27.63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2-05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27072" calcext:value-type="float">
            <text:p>27.62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2-05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606" calcext:value-type="float">
            <text:p>27.66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2-05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78888" calcext:value-type="float">
            <text:p>27.67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2-05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84984" calcext:value-type="float">
            <text:p>27.68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2-05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84984" calcext:value-type="float">
            <text:p>27.68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2-05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94128" calcext:value-type="float">
            <text:p>27.69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2-05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9108" calcext:value-type="float">
            <text:p>27.69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2-04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9108" calcext:value-type="float">
            <text:p>27.69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2-04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97176" calcext:value-type="float">
            <text:p>27.69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2-04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94128" calcext:value-type="float">
            <text:p>27.69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2-04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94128" calcext:value-type="float">
            <text:p>27.69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2-04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12416" calcext:value-type="float">
            <text:p>27.71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2-04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18512" calcext:value-type="float">
            <text:p>27.71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2-04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24608" calcext:value-type="float">
            <text:p>27.72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2-04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9848" calcext:value-type="float">
            <text:p>27.73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2-04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64232" calcext:value-type="float">
            <text:p>27.76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2-04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70328" calcext:value-type="float">
            <text:p>27.77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2-04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58136" calcext:value-type="float">
            <text:p>27.75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2-04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0704" calcext:value-type="float">
            <text:p>27.73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2-04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9108" calcext:value-type="float">
            <text:p>27.69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2-04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00224" calcext:value-type="float">
            <text:p>27.70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2-04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15464" calcext:value-type="float">
            <text:p>27.71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2-04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0704" calcext:value-type="float">
            <text:p>27.73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2-04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2156" calcext:value-type="float">
            <text:p>27.72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2-04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0704" calcext:value-type="float">
            <text:p>27.73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2-04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5204" calcext:value-type="float">
            <text:p>27.75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2-04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58136" calcext:value-type="float">
            <text:p>27.75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2-04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58136" calcext:value-type="float">
            <text:p>27.75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2-04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9848" calcext:value-type="float">
            <text:p>27.73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2-04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2156" calcext:value-type="float">
            <text:p>27.72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2-04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88032" calcext:value-type="float">
            <text:p>27.68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2-04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09368" calcext:value-type="float">
            <text:p>27.70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2-04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27656" calcext:value-type="float">
            <text:p>27.72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2-04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48992" calcext:value-type="float">
            <text:p>27.74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2-04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55088" calcext:value-type="float">
            <text:p>27.75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2-04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73376" calcext:value-type="float">
            <text:p>27.77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2-04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73376" calcext:value-type="float">
            <text:p>27.77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2-03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5204" calcext:value-type="float">
            <text:p>27.75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2-03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9776" calcext:value-type="float">
            <text:p>27.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2-03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2824" calcext:value-type="float">
            <text:p>27.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2-03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25192" calcext:value-type="float">
            <text:p>27.82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2-03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22144" calcext:value-type="float">
            <text:p>27.82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2-03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09952" calcext:value-type="float">
            <text:p>27.80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2-03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13" calcext:value-type="float">
            <text:p>27.8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2-03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19096" calcext:value-type="float">
            <text:p>27.81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2-03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34336" calcext:value-type="float">
            <text:p>27.83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2-03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70912" calcext:value-type="float">
            <text:p>27.87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2-03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07488" calcext:value-type="float">
            <text:p>27.90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2-03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0444" calcext:value-type="float">
            <text:p>27.90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2-03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83104" calcext:value-type="float">
            <text:p>27.88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2-03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892" calcext:value-type="float">
            <text:p>27.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2-03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80056" calcext:value-type="float">
            <text:p>27.88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2-03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7396" calcext:value-type="float">
            <text:p>27.87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2-03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22728" calcext:value-type="float">
            <text:p>27.92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2-03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59304" calcext:value-type="float">
            <text:p>27.95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2-03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654" calcext:value-type="float">
            <text:p>27.96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2-03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61768" calcext:value-type="float">
            <text:p>27.86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2-03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80056" calcext:value-type="float">
            <text:p>27.88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2-03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95296" calcext:value-type="float">
            <text:p>27.89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2-03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98344" calcext:value-type="float">
            <text:p>27.89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2-03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13584" calcext:value-type="float">
            <text:p>27.91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2-03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31872" calcext:value-type="float">
            <text:p>27.93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2-03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56256" calcext:value-type="float">
            <text:p>27.95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2-03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59304" calcext:value-type="float">
            <text:p>27.95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2-03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44064" calcext:value-type="float">
            <text:p>27.94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2-03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22728" calcext:value-type="float">
            <text:p>27.92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2-03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10536" calcext:value-type="float">
            <text:p>27.91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2-03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98344" calcext:value-type="float">
            <text:p>27.89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2-0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892" calcext:value-type="float">
            <text:p>27.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2-02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92248" calcext:value-type="float">
            <text:p>27.89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2-02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16632" calcext:value-type="float">
            <text:p>27.91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2-02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07488" calcext:value-type="float">
            <text:p>27.90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2-02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95296" calcext:value-type="float">
            <text:p>27.89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2-02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98344" calcext:value-type="float">
            <text:p>27.89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2-02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98344" calcext:value-type="float">
            <text:p>27.89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2-02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98344" calcext:value-type="float">
            <text:p>27.89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2-02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0444" calcext:value-type="float">
            <text:p>27.90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2-02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80056" calcext:value-type="float">
            <text:p>27.88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2-02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40432" calcext:value-type="float">
            <text:p>27.84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2-02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61768" calcext:value-type="float">
            <text:p>27.86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2-02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01392" calcext:value-type="float">
            <text:p>27.90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2-02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10536" calcext:value-type="float">
            <text:p>27.91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2-02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80056" calcext:value-type="float">
            <text:p>27.88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2-02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22144" calcext:value-type="float">
            <text:p>27.82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2-02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22144" calcext:value-type="float">
            <text:p>27.82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2-02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19096" calcext:value-type="float">
            <text:p>27.81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2-02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16048" calcext:value-type="float">
            <text:p>27.81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2-02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03856" calcext:value-type="float">
            <text:p>27.80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2-02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09952" calcext:value-type="float">
            <text:p>27.80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2-02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13" calcext:value-type="float">
            <text:p>27.8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2-02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22144" calcext:value-type="float">
            <text:p>27.82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2-02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25192" calcext:value-type="float">
            <text:p>27.82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2-02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94712" calcext:value-type="float">
            <text:p>27.79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2-02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88616" calcext:value-type="float">
            <text:p>27.78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2-02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91664" calcext:value-type="float">
            <text:p>27.79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2-02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00808" calcext:value-type="float">
            <text:p>27.80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2-01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88616" calcext:value-type="float">
            <text:p>27.78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2-01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94712" calcext:value-type="float">
            <text:p>27.79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2-01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70328" calcext:value-type="float">
            <text:p>27.77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2-01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9848" calcext:value-type="float">
            <text:p>27.73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2-01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73376" calcext:value-type="float">
            <text:p>27.77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2-01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5204" calcext:value-type="float">
            <text:p>27.75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2-01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27656" calcext:value-type="float">
            <text:p>27.72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2-01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18512" calcext:value-type="float">
            <text:p>27.71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2-01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68" calcext:value-type="float">
            <text:p>27.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2-01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61184" calcext:value-type="float">
            <text:p>27.76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2-01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0704" calcext:value-type="float">
            <text:p>27.73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2-01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15464" calcext:value-type="float">
            <text:p>27.71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2-01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9848" calcext:value-type="float">
            <text:p>27.73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2-01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0704" calcext:value-type="float">
            <text:p>27.73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2-01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72792" calcext:value-type="float">
            <text:p>27.67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2-01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17928" calcext:value-type="float">
            <text:p>27.61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2-01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78888" calcext:value-type="float">
            <text:p>27.67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2-01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66696" calcext:value-type="float">
            <text:p>27.66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2-01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69744" calcext:value-type="float">
            <text:p>27.66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2-01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2156" calcext:value-type="float">
            <text:p>27.72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2-01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45944" calcext:value-type="float">
            <text:p>27.74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2-01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09368" calcext:value-type="float">
            <text:p>27.70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2-01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18512" calcext:value-type="float">
            <text:p>27.71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2-01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0704" calcext:value-type="float">
            <text:p>27.73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2-01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78888" calcext:value-type="float">
            <text:p>27.67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2-0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39264" calcext:value-type="float">
            <text:p>27.63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2-01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4536" calcext:value-type="float">
            <text:p>27.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2-01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81936" calcext:value-type="float">
            <text:p>27.68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2-01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51456" calcext:value-type="float">
            <text:p>27.65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2-01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11832" calcext:value-type="float">
            <text:p>27.61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2-01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24024" calcext:value-type="float">
            <text:p>27.62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1-12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27072" calcext:value-type="float">
            <text:p>27.62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1-12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17928" calcext:value-type="float">
            <text:p>27.61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1-12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11832" calcext:value-type="float">
            <text:p>27.61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1-1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08784" calcext:value-type="float">
            <text:p>27.60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1-12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11832" calcext:value-type="float">
            <text:p>27.61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1-12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11832" calcext:value-type="float">
            <text:p>27.61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1-12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11832" calcext:value-type="float">
            <text:p>27.61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1-12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27072" calcext:value-type="float">
            <text:p>27.62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1-12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17928" calcext:value-type="float">
            <text:p>27.61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1-12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66112" calcext:value-type="float">
            <text:p>27.56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1-12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41728" calcext:value-type="float">
            <text:p>27.54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1-12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96592" calcext:value-type="float">
            <text:p>27.59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1-12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66112" calcext:value-type="float">
            <text:p>27.56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1-12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87448" calcext:value-type="float">
            <text:p>27.58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1-12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02688" calcext:value-type="float">
            <text:p>27.60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1-12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05736" calcext:value-type="float">
            <text:p>27.60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1-12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27072" calcext:value-type="float">
            <text:p>27.62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1-12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3012" calcext:value-type="float">
            <text:p>27.63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1-12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20976" calcext:value-type="float">
            <text:p>27.62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1-12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87448" calcext:value-type="float">
            <text:p>27.58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1-12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63064" calcext:value-type="float">
            <text:p>27.56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1-12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6916" calcext:value-type="float">
            <text:p>27.56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1-12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66112" calcext:value-type="float">
            <text:p>27.56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1-12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41728" calcext:value-type="float">
            <text:p>27.54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1-12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50872" calcext:value-type="float">
            <text:p>27.55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1-12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5392" calcext:value-type="float">
            <text:p>27.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1-12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63064" calcext:value-type="float">
            <text:p>27.56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1-12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56968" calcext:value-type="float">
            <text:p>27.55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1-12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47824" calcext:value-type="float">
            <text:p>27.54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1-12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47824" calcext:value-type="float">
            <text:p>27.54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1-12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56968" calcext:value-type="float">
            <text:p>27.55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1-11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5392" calcext:value-type="float">
            <text:p>27.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1-11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2344" calcext:value-type="float">
            <text:p>27.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1-11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20392" calcext:value-type="float">
            <text:p>27.52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1-11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26488" calcext:value-type="float">
            <text:p>27.52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1-11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11248" calcext:value-type="float">
            <text:p>27.51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1-11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44776" calcext:value-type="float">
            <text:p>27.54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1-11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63064" calcext:value-type="float">
            <text:p>27.56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1-11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2344" calcext:value-type="float">
            <text:p>27.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1-11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80768" calcext:value-type="float">
            <text:p>27.48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1-11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20392" calcext:value-type="float">
            <text:p>27.52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1-11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41728" calcext:value-type="float">
            <text:p>27.54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1-11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26488" calcext:value-type="float">
            <text:p>27.52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1-11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17344" calcext:value-type="float">
            <text:p>27.51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1-11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26488" calcext:value-type="float">
            <text:p>27.52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1-11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2344" calcext:value-type="float">
            <text:p>27.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1-11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11248" calcext:value-type="float">
            <text:p>27.51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1-11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83816" calcext:value-type="float">
            <text:p>27.48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1-11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6248" calcext:value-type="float">
            <text:p>27.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1-11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71624" calcext:value-type="float">
            <text:p>27.47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1-11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71624" calcext:value-type="float">
            <text:p>27.47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1-11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86864" calcext:value-type="float">
            <text:p>27.48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1-11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99056" calcext:value-type="float">
            <text:p>27.49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1-11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89912" calcext:value-type="float">
            <text:p>27.48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1-11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56384" calcext:value-type="float">
            <text:p>27.45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1-1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44192" calcext:value-type="float">
            <text:p>27.44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1-11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68576" calcext:value-type="float">
            <text:p>27.46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1-11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74672" calcext:value-type="float">
            <text:p>27.47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1-11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74672" calcext:value-type="float">
            <text:p>27.47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1-11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74672" calcext:value-type="float">
            <text:p>27.47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1-11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71624" calcext:value-type="float">
            <text:p>27.47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1-10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38096" calcext:value-type="float">
            <text:p>27.43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1-10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89328" calcext:value-type="float">
            <text:p>27.38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1-10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61896" calcext:value-type="float">
            <text:p>27.36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1-10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7104" calcext:value-type="float">
            <text:p>27.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1-10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1676" calcext:value-type="float">
            <text:p>27.41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1-10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13712" calcext:value-type="float">
            <text:p>27.41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1-10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22856" calcext:value-type="float">
            <text:p>27.42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1-10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53336" calcext:value-type="float">
            <text:p>27.45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1-10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4724" calcext:value-type="float">
            <text:p>27.44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1-10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4724" calcext:value-type="float">
            <text:p>27.44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1-10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71624" calcext:value-type="float">
            <text:p>27.47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1-10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86864" calcext:value-type="float">
            <text:p>27.48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1-10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80768" calcext:value-type="float">
            <text:p>27.48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1-10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71624" calcext:value-type="float">
            <text:p>27.47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1-10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56384" calcext:value-type="float">
            <text:p>27.45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1-10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32" calcext:value-type="float">
            <text:p>27.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1-10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35048" calcext:value-type="float">
            <text:p>27.43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1-10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38096" calcext:value-type="float">
            <text:p>27.43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1-10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4724" calcext:value-type="float">
            <text:p>27.44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1-10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50288" calcext:value-type="float">
            <text:p>27.45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1-10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41144" calcext:value-type="float">
            <text:p>27.44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1-10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44192" calcext:value-type="float">
            <text:p>27.44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1-10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4724" calcext:value-type="float">
            <text:p>27.44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1-10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65528" calcext:value-type="float">
            <text:p>27.46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1-10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83816" calcext:value-type="float">
            <text:p>27.48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1-10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89912" calcext:value-type="float">
            <text:p>27.48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1-10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83816" calcext:value-type="float">
            <text:p>27.48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1-10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86864" calcext:value-type="float">
            <text:p>27.48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1-10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05152" calcext:value-type="float">
            <text:p>27.50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1-10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29536" calcext:value-type="float">
            <text:p>27.52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1-10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35632" calcext:value-type="float">
            <text:p>27.53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1-09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32584" calcext:value-type="float">
            <text:p>27.53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1-09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29536" calcext:value-type="float">
            <text:p>27.52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1-09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41728" calcext:value-type="float">
            <text:p>27.54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1-09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63064" calcext:value-type="float">
            <text:p>27.56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1-09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72208" calcext:value-type="float">
            <text:p>27.57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1-09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6916" calcext:value-type="float">
            <text:p>27.56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1-09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75256" calcext:value-type="float">
            <text:p>27.57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1-09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66112" calcext:value-type="float">
            <text:p>27.56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1-09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75256" calcext:value-type="float">
            <text:p>27.57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1-09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05736" calcext:value-type="float">
            <text:p>27.60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1-09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08784" calcext:value-type="float">
            <text:p>27.60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1-09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3012" calcext:value-type="float">
            <text:p>27.63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1-09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51456" calcext:value-type="float">
            <text:p>27.65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1-09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63648" calcext:value-type="float">
            <text:p>27.66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1-09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606" calcext:value-type="float">
            <text:p>27.66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1-09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72792" calcext:value-type="float">
            <text:p>27.67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1-09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0632" calcext:value-type="float">
            <text:p>27.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1-09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42896" calcext:value-type="float">
            <text:p>27.74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1-09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64232" calcext:value-type="float">
            <text:p>27.76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1-09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61184" calcext:value-type="float">
            <text:p>27.76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1-09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9848" calcext:value-type="float">
            <text:p>27.73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1-09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27656" calcext:value-type="float">
            <text:p>27.72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1-09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58136" calcext:value-type="float">
            <text:p>27.75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1-09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73376" calcext:value-type="float">
            <text:p>27.77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1-09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85568" calcext:value-type="float">
            <text:p>27.78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1-09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9776" calcext:value-type="float">
            <text:p>27.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1-09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16048" calcext:value-type="float">
            <text:p>27.81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1-09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22144" calcext:value-type="float">
            <text:p>27.82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1-09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25192" calcext:value-type="float">
            <text:p>27.82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1-09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34336" calcext:value-type="float">
            <text:p>27.83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1-08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55672" calcext:value-type="float">
            <text:p>27.85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1-08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92248" calcext:value-type="float">
            <text:p>27.89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1-08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25776" calcext:value-type="float">
            <text:p>27.92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1-08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37968" calcext:value-type="float">
            <text:p>27.93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1-08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47112" calcext:value-type="float">
            <text:p>27.94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1-08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654" calcext:value-type="float">
            <text:p>27.96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1-08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86736" calcext:value-type="float">
            <text:p>27.98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1-08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92832" calcext:value-type="float">
            <text:p>27.99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1-08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98928" calcext:value-type="float">
            <text:p>27.99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1-08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17216" calcext:value-type="float">
            <text:p>28.01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1-08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17216" calcext:value-type="float">
            <text:p>28.01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1-08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29408" calcext:value-type="float">
            <text:p>28.02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1-08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8732" calcext:value-type="float">
            <text:p>28.08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1-08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11704" calcext:value-type="float">
            <text:p>28.11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1-08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99512" calcext:value-type="float">
            <text:p>28.09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1-08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11704" calcext:value-type="float">
            <text:p>28.11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1-08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45232" calcext:value-type="float">
            <text:p>28.14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1-08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72664" calcext:value-type="float">
            <text:p>28.17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1-08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90952" calcext:value-type="float">
            <text:p>28.19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1-08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06192" calcext:value-type="float">
            <text:p>28.20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1-08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21432" calcext:value-type="float">
            <text:p>28.22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1-08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3972" calcext:value-type="float">
            <text:p>28.23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1-08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3972" calcext:value-type="float">
            <text:p>28.23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1-08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36672" calcext:value-type="float">
            <text:p>28.23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1-08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45816" calcext:value-type="float">
            <text:p>28.24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1-08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5496" calcext:value-type="float">
            <text:p>28.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1-08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64104" calcext:value-type="float">
            <text:p>28.26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1-08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94584" calcext:value-type="float">
            <text:p>28.29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1-08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97632" calcext:value-type="float">
            <text:p>28.29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1-08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18968" calcext:value-type="float">
            <text:p>28.31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1-08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34208" calcext:value-type="float">
            <text:p>28.33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1-07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464" calcext:value-type="float">
            <text:p>28.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1-07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52496" calcext:value-type="float">
            <text:p>28.35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1-07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58592" calcext:value-type="float">
            <text:p>28.35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1-07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64688" calcext:value-type="float">
            <text:p>28.36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1-07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67736" calcext:value-type="float">
            <text:p>28.36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1-07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64688" calcext:value-type="float">
            <text:p>28.36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1-07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7688" calcext:value-type="float">
            <text:p>28.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1-07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9212" calcext:value-type="float">
            <text:p>28.39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1-07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10408" calcext:value-type="float">
            <text:p>28.41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1-07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31744" calcext:value-type="float">
            <text:p>28.43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1-07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25648" calcext:value-type="float">
            <text:p>28.42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1-07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28696" calcext:value-type="float">
            <text:p>28.42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1-07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5308" calcext:value-type="float">
            <text:p>28.45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1-07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8356" calcext:value-type="float">
            <text:p>28.48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1-07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988" calcext:value-type="float">
            <text:p>28.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1-07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01848" calcext:value-type="float">
            <text:p>28.50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1-07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17088" calcext:value-type="float">
            <text:p>28.51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1-07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38424" calcext:value-type="float">
            <text:p>28.53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1-07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47568" calcext:value-type="float">
            <text:p>28.54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1-07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4452" calcext:value-type="float">
            <text:p>28.54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1-07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32328" calcext:value-type="float">
            <text:p>28.53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1-07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35376" calcext:value-type="float">
            <text:p>28.53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1-07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47568" calcext:value-type="float">
            <text:p>28.54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1-07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23184" calcext:value-type="float">
            <text:p>28.52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1-07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23184" calcext:value-type="float">
            <text:p>28.52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1-07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81096" calcext:value-type="float">
            <text:p>28.58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1-07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81096" calcext:value-type="float">
            <text:p>28.58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1-07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65856" calcext:value-type="float">
            <text:p>28.56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1-07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5976" calcext:value-type="float">
            <text:p>28.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1-07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68904" calcext:value-type="float">
            <text:p>28.56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1-07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6336" calcext:value-type="float">
            <text:p>28.59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1-06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17672" calcext:value-type="float">
            <text:p>28.61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1-06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29864" calcext:value-type="float">
            <text:p>28.62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1-06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2072" calcext:value-type="float">
            <text:p>28.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1-06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11576" calcext:value-type="float">
            <text:p>28.61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1-06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11576" calcext:value-type="float">
            <text:p>28.61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1-06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17672" calcext:value-type="float">
            <text:p>28.61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1-06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17672" calcext:value-type="float">
            <text:p>28.61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1-06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08528" calcext:value-type="float">
            <text:p>28.60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1-06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9384" calcext:value-type="float">
            <text:p>28.59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1-06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14624" calcext:value-type="float">
            <text:p>28.61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1-06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08528" calcext:value-type="float">
            <text:p>28.60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1-06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11576" calcext:value-type="float">
            <text:p>28.61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1-06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11576" calcext:value-type="float">
            <text:p>28.61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1-06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84144" calcext:value-type="float">
            <text:p>28.58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1-06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71952" calcext:value-type="float">
            <text:p>28.57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1-06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5976" calcext:value-type="float">
            <text:p>28.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1-06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47568" calcext:value-type="float">
            <text:p>28.54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1-06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32328" calcext:value-type="float">
            <text:p>28.53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1-06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32328" calcext:value-type="float">
            <text:p>28.53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1-06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4452" calcext:value-type="float">
            <text:p>28.54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1-06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56712" calcext:value-type="float">
            <text:p>28.55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1-06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71952" calcext:value-type="float">
            <text:p>28.57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1-06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75" calcext:value-type="float">
            <text:p>28.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1-06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62808" calcext:value-type="float">
            <text:p>28.56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1-06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50616" calcext:value-type="float">
            <text:p>28.55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1-06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47568" calcext:value-type="float">
            <text:p>28.54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1-06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41472" calcext:value-type="float">
            <text:p>28.54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1-06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32328" calcext:value-type="float">
            <text:p>28.53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1-06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35376" calcext:value-type="float">
            <text:p>28.53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1-06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53664" calcext:value-type="float">
            <text:p>28.55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1-05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53664" calcext:value-type="float">
            <text:p>28.55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1-05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1404" calcext:value-type="float">
            <text:p>28.51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1-05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80512" calcext:value-type="float">
            <text:p>28.48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1-05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95752" calcext:value-type="float">
            <text:p>28.49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1-05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10992" calcext:value-type="float">
            <text:p>28.51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1-05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26232" calcext:value-type="float">
            <text:p>28.52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1-05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23184" calcext:value-type="float">
            <text:p>28.52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1-05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1404" calcext:value-type="float">
            <text:p>28.51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1-05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20136" calcext:value-type="float">
            <text:p>28.52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1-05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35376" calcext:value-type="float">
            <text:p>28.53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1-05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35376" calcext:value-type="float">
            <text:p>28.53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1-05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17088" calcext:value-type="float">
            <text:p>28.51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1-05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988" calcext:value-type="float">
            <text:p>28.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1-05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92704" calcext:value-type="float">
            <text:p>28.49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1-05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86608" calcext:value-type="float">
            <text:p>28.48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1-05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89656" calcext:value-type="float">
            <text:p>28.48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1-05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86608" calcext:value-type="float">
            <text:p>28.48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1-05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74416" calcext:value-type="float">
            <text:p>28.47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1-05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6832" calcext:value-type="float">
            <text:p>28.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1-05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46984" calcext:value-type="float">
            <text:p>28.44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1-05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46984" calcext:value-type="float">
            <text:p>28.44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1-05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40888" calcext:value-type="float">
            <text:p>28.44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1-05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46984" calcext:value-type="float">
            <text:p>28.44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1-05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50032" calcext:value-type="float">
            <text:p>28.45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1-05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31744" calcext:value-type="float">
            <text:p>28.43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1-05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25648" calcext:value-type="float">
            <text:p>28.42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1-05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28696" calcext:value-type="float">
            <text:p>28.42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1-05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19552" calcext:value-type="float">
            <text:p>28.41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1-05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04312" calcext:value-type="float">
            <text:p>28.40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1-05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0736" calcext:value-type="float">
            <text:p>28.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1-05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16504" calcext:value-type="float">
            <text:p>28.41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1-04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13456" calcext:value-type="float">
            <text:p>28.41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1-04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19552" calcext:value-type="float">
            <text:p>28.41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1-04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31744" calcext:value-type="float">
            <text:p>28.43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1-04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3784" calcext:value-type="float">
            <text:p>28.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1-04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226" calcext:value-type="float">
            <text:p>28.4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1-04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89072" calcext:value-type="float">
            <text:p>28.38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1-04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98216" calcext:value-type="float">
            <text:p>28.39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1-04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43936" calcext:value-type="float">
            <text:p>28.44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1-04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46984" calcext:value-type="float">
            <text:p>28.44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1-04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10408" calcext:value-type="float">
            <text:p>28.41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1-04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04312" calcext:value-type="float">
            <text:p>28.40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1-04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98216" calcext:value-type="float">
            <text:p>28.39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1-04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01264" calcext:value-type="float">
            <text:p>28.40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1-04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0736" calcext:value-type="float">
            <text:p>28.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1-04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16504" calcext:value-type="float">
            <text:p>28.41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1-04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25648" calcext:value-type="float">
            <text:p>28.42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1-04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59176" calcext:value-type="float">
            <text:p>28.45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1-04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56128" calcext:value-type="float">
            <text:p>28.45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1-04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19552" calcext:value-type="float">
            <text:p>28.41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1-04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01264" calcext:value-type="float">
            <text:p>28.40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1-04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25648" calcext:value-type="float">
            <text:p>28.42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1-04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62224" calcext:value-type="float">
            <text:p>28.46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1-04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59176" calcext:value-type="float">
            <text:p>28.45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1-04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77464" calcext:value-type="float">
            <text:p>28.47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1-04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89656" calcext:value-type="float">
            <text:p>28.48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1-04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01848" calcext:value-type="float">
            <text:p>28.50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1-04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32328" calcext:value-type="float">
            <text:p>28.53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1-04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5976" calcext:value-type="float">
            <text:p>28.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1-04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47568" calcext:value-type="float">
            <text:p>28.54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1-04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10992" calcext:value-type="float">
            <text:p>28.51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1-03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1404" calcext:value-type="float">
            <text:p>28.51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1-03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38424" calcext:value-type="float">
            <text:p>28.53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1-03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35376" calcext:value-type="float">
            <text:p>28.53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1-03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23184" calcext:value-type="float">
            <text:p>28.52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1-03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4452" calcext:value-type="float">
            <text:p>28.54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1-03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4452" calcext:value-type="float">
            <text:p>28.54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1-03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32328" calcext:value-type="float">
            <text:p>28.53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1-03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32328" calcext:value-type="float">
            <text:p>28.53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1-03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35376" calcext:value-type="float">
            <text:p>28.53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1-03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50616" calcext:value-type="float">
            <text:p>28.55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1-03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75" calcext:value-type="float">
            <text:p>28.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1-03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0548" calcext:value-type="float">
            <text:p>28.60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1-03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68904" calcext:value-type="float">
            <text:p>28.56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1-03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50616" calcext:value-type="float">
            <text:p>28.55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1-03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87192" calcext:value-type="float">
            <text:p>28.58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1-03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9384" calcext:value-type="float">
            <text:p>28.59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1-03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17672" calcext:value-type="float">
            <text:p>28.61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1-03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32912" calcext:value-type="float">
            <text:p>28.63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1-03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3392" calcext:value-type="float">
            <text:p>28.66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1-03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87776" calcext:value-type="float">
            <text:p>28.68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1-03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03016" calcext:value-type="float">
            <text:p>28.70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1-03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21304" calcext:value-type="float">
            <text:p>28.72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1-03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45688" calcext:value-type="float">
            <text:p>28.74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1-03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51784" calcext:value-type="float">
            <text:p>28.75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1-03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1216" calcext:value-type="float">
            <text:p>28.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1-03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75584" calcext:value-type="float">
            <text:p>28.67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1-03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72536" calcext:value-type="float">
            <text:p>28.67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1-03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78632" calcext:value-type="float">
            <text:p>28.67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1-03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72536" calcext:value-type="float">
            <text:p>28.67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1-03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1216" calcext:value-type="float">
            <text:p>28.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1-03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18256" calcext:value-type="float">
            <text:p>28.71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1-0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45688" calcext:value-type="float">
            <text:p>28.74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5313" calcext:value-type="float">
            <text:p>28.853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618069677419" calcext:value-type="float">
            <text:p>28.861806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1664925" calcext:value-type="float">
            <text:p>28.81664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601152" calcext:value-type="float">
            <text:p>28.760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74289032258" calcext:value-type="float">
            <text:p>28.737428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59912" calcext:value-type="float">
            <text:p>28.75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55594" calcext:value-type="float">
            <text:p>28.7555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295571612903" calcext:value-type="float">
            <text:p>28.829557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838384" calcext:value-type="float">
            <text:p>28.983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00343483871" calcext:value-type="float">
            <text:p>29.000343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673070967742" calcext:value-type="float">
            <text:p>28.96730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000055" calcext:value-type="float">
            <text:p>29.00000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56" calcext:value-type="float">
            <text:p>28.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601295483871" calcext:value-type="float">
            <text:p>28.960129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4389075" calcext:value-type="float">
            <text:p>28.84389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259776" calcext:value-type="float">
            <text:p>28.725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771630967742" calcext:value-type="float">
            <text:p>28.577163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275784" calcext:value-type="float">
            <text:p>28.427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31541" calcext:value-type="float">
            <text:p>28.3315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434562580645" calcext:value-type="float">
            <text:p>28.243456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388568" calcext:value-type="float">
            <text:p>28.038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070023225807" calcext:value-type="float">
            <text:p>27.807002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189112258064" calcext:value-type="float">
            <text:p>27.61891122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523468387097" calcext:value-type="float">
            <text:p>27.552346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459042857143" calcext:value-type="float">
            <text:p>27.64590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232136774194" calcext:value-type="float">
            <text:p>28.023213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1983775" calcext:value-type="float">
            <text:p>28.419837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260544" calcext:value-type="float">
            <text:p>28.426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379442580645" calcext:value-type="float">
            <text:p>28.337944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412184" calcext:value-type="float">
            <text:p>28.341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6898675" calcext:value-type="float">
            <text:p>28.46898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581868387097" calcext:value-type="float">
            <text:p>28.558186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023304" calcext:value-type="float">
            <text:p>28.60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51618064516" calcext:value-type="float">
            <text:p>28.665161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272092903226" calcext:value-type="float">
            <text:p>28.627209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23355" calcext:value-type="float">
            <text:p>28.5923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301905714286" calcext:value-type="float">
            <text:p>28.630190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486436129032" calcext:value-type="float">
            <text:p>28.648643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144273548387" calcext:value-type="float">
            <text:p>28.614427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493318709677" calcext:value-type="float">
            <text:p>28.649331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422407741935" calcext:value-type="float">
            <text:p>28.842240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92728" calcext:value-type="float">
            <text:p>29.19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594116129032" calcext:value-type="float">
            <text:p>29.45941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9179375" calcext:value-type="float">
            <text:p>29.591793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7576" calcext:value-type="float">
            <text:p>29.5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130957419355" calcext:value-type="float">
            <text:p>29.513095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615616" calcext:value-type="float">
            <text:p>29.461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181655" calcext:value-type="float">
            <text:p>29.51816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856988571429" calcext:value-type="float">
            <text:p>29.485698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495793548387" calcext:value-type="float">
            <text:p>29.44957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407303225806" calcext:value-type="float">
            <text:p>29.44073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538131612903" calcext:value-type="float">
            <text:p>29.353813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460516129032" calcext:value-type="float">
            <text:p>29.24605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710872" calcext:value-type="float">
            <text:p>29.171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029922580645" calcext:value-type="float">
            <text:p>29.10299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9648125" calcext:value-type="float">
            <text:p>28.99648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285936" calcext:value-type="float">
            <text:p>28.828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91987096774" calcext:value-type="float">
            <text:p>28.73919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254696" calcext:value-type="float">
            <text:p>28.72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9592" calcext:value-type="float">
            <text:p>28.73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601922758621" calcext:value-type="float">
            <text:p>28.76019227586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231721290323" calcext:value-type="float">
            <text:p>28.723172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501184516129" calcext:value-type="float">
            <text:p>28.650118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587767741935" calcext:value-type="float">
            <text:p>28.558776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743176774193" calcext:value-type="float">
            <text:p>28.47431767741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757368" calcext:value-type="float">
            <text:p>28.475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719579354839" calcext:value-type="float">
            <text:p>28.471957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8154725" calcext:value-type="float">
            <text:p>28.38154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245816" calcext:value-type="float">
            <text:p>28.224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627393548387" calcext:value-type="float">
            <text:p>28.06273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31364" calcext:value-type="float">
            <text:p>27.931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0740525" calcext:value-type="float">
            <text:p>28.00740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24658" calcext:value-type="float">
            <text:p>28.1246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98719483871" calcext:value-type="float">
            <text:p>28.198719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257641290323" calcext:value-type="float">
            <text:p>28.125764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283264516129" calcext:value-type="float">
            <text:p>28.02832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249894193548" calcext:value-type="float">
            <text:p>27.924989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174448" calcext:value-type="float">
            <text:p>27.917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257819354839" calcext:value-type="float">
            <text:p>27.82578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524085" calcext:value-type="float">
            <text:p>27.65240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667976" calcext:value-type="float">
            <text:p>27.666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073837419355" calcext:value-type="float">
            <text:p>28.007383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535716129032" calcext:value-type="float">
            <text:p>28.45357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830505806452" calcext:value-type="float">
            <text:p>28.783050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37484137931" calcext:value-type="float">
            <text:p>28.91374841379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338774193548" calcext:value-type="float">
            <text:p>28.93387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708526451613" calcext:value-type="float">
            <text:p>28.870852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579816" calcext:value-type="float">
            <text:p>28.757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525335" calcext:value-type="float">
            <text:p>28.65253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65416" calcext:value-type="float">
            <text:p>28.666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82848" calcext:value-type="float">
            <text:p>28.88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888338064516" calcext:value-type="float">
            <text:p>29.088833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157152" calcext:value-type="float">
            <text:p>29.115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8259975" calcext:value-type="float">
            <text:p>29.182599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220648" calcext:value-type="float">
            <text:p>29.322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722918709677" calcext:value-type="float">
            <text:p>29.472291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968022857143" calcext:value-type="float">
            <text:p>29.496802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6987375" calcext:value-type="float">
            <text:p>29.469873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133966451613" calcext:value-type="float">
            <text:p>29.413396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260016" calcext:value-type="float">
            <text:p>29.426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692438709677" calcext:value-type="float">
            <text:p>29.46924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884049032258" calcext:value-type="float">
            <text:p>29.688404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199425" calcext:value-type="float">
            <text:p>30.01994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058916363636" calcext:value-type="float">
            <text:p>30.6058916363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865579354839" calcext:value-type="float">
            <text:p>30.986557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2340125" calcext:value-type="float">
            <text:p>31.02340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023878709677" calcext:value-type="float">
            <text:p>31.002387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2587775" calcext:value-type="float">
            <text:p>31.025877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985664" calcext:value-type="float">
            <text:p>30.998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8644425" calcext:value-type="float">
            <text:p>30.986444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6872775" calcext:value-type="float">
            <text:p>30.968727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261878709677" calcext:value-type="float">
            <text:p>30.926187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29758" calcext:value-type="float">
            <text:p>30.8297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586461935484" calcext:value-type="float">
            <text:p>30.758646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200175" calcext:value-type="float">
            <text:p>30.62001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453415" calcext:value-type="float">
            <text:p>30.54534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202198709677" calcext:value-type="float">
            <text:p>30.420219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8845225" calcext:value-type="float">
            <text:p>30.28845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10104516129" calcext:value-type="float">
            <text:p>30.21010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11014" calcext:value-type="float">
            <text:p>30.2110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1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139831724138" calcext:value-type="float">
            <text:p>30.21398317241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6405575" calcext:value-type="float">
            <text:p>30.16405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998408275862" calcext:value-type="float">
            <text:p>30.0998408275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6852" calcext:value-type="float">
            <text:p>30.06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2468" calcext:value-type="float">
            <text:p>29.82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75912" calcext:value-type="float">
            <text:p>29.77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5704" calcext:value-type="float">
            <text:p>29.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656" calcext:value-type="float">
            <text:p>29.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80256" calcext:value-type="float">
            <text:p>29.48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1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46728" calcext:value-type="float">
            <text:p>29.44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1132" calcext:value-type="float">
            <text:p>29.61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75328" calcext:value-type="float">
            <text:p>29.67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1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61256" calcext:value-type="float">
            <text:p>29.86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81296" calcext:value-type="float">
            <text:p>30.18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0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87392" calcext:value-type="float">
            <text:p>30.18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66768" calcext:value-type="float">
            <text:p>29.76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89272" calcext:value-type="float">
            <text:p>29.98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1048" calcext:value-type="float">
            <text:p>30.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52112" calcext:value-type="float">
            <text:p>29.85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08856" calcext:value-type="float">
            <text:p>29.70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03344" calcext:value-type="float">
            <text:p>29.80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0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0088" calcext:value-type="float">
            <text:p>29.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06264" calcext:value-type="float">
            <text:p>30.30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18456" calcext:value-type="float">
            <text:p>30.31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0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34864" calcext:value-type="float">
            <text:p>30.53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0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07204" calcext:value-type="float">
            <text:p>30.207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0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03216" calcext:value-type="float">
            <text:p>30.30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0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48936" calcext:value-type="float">
            <text:p>30.34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0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93488" calcext:value-type="float">
            <text:p>30.19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0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53864" calcext:value-type="float">
            <text:p>30.15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0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5996" calcext:value-type="float">
            <text:p>30.15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0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58664" calcext:value-type="float">
            <text:p>30.45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0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00752" calcext:value-type="float">
            <text:p>30.40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0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94656" calcext:value-type="float">
            <text:p>30.39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0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06264" calcext:value-type="float">
            <text:p>30.30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0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66768" calcext:value-type="float">
            <text:p>29.76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0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21048" calcext:value-type="float">
            <text:p>29.72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77792" calcext:value-type="float">
            <text:p>29.57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0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77792" calcext:value-type="float">
            <text:p>29.57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0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10532" calcext:value-type="float">
            <text:p>29.910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0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908689032258" calcext:value-type="float">
            <text:p>29.590868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0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591344516129" calcext:value-type="float">
            <text:p>29.159134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0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892389677419" calcext:value-type="float">
            <text:p>28.889238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0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540575" calcext:value-type="float">
            <text:p>28.6540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0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4822225" calcext:value-type="float">
            <text:p>28.44822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0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95376516129" calcext:value-type="float">
            <text:p>28.195376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0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7311525" calcext:value-type="float">
            <text:p>27.97311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0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158513548387" calcext:value-type="float">
            <text:p>27.815851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0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601024516129" calcext:value-type="float">
            <text:p>27.760102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0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25954" calcext:value-type="float">
            <text:p>27.825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0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659958709677" calcext:value-type="float">
            <text:p>27.865995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0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05139368421" calcext:value-type="float">
            <text:p>27.8051393684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0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50948" calcext:value-type="float">
            <text:p>27.650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0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138103225806" calcext:value-type="float">
            <text:p>27.41381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0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433189677419" calcext:value-type="float">
            <text:p>27.243318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0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8825525" calcext:value-type="float">
            <text:p>27.18825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0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62688516129" calcext:value-type="float">
            <text:p>27.262688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0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819597419355" calcext:value-type="float">
            <text:p>27.281959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0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7104" calcext:value-type="float">
            <text:p>27.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0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44567483871" calcext:value-type="float">
            <text:p>27.744567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0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3939675" calcext:value-type="float">
            <text:p>27.93939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0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648557142857" calcext:value-type="float">
            <text:p>27.96485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0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3272925" calcext:value-type="float">
            <text:p>27.93272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0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93772" calcext:value-type="float">
            <text:p>27.893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0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6569825" calcext:value-type="float">
            <text:p>28.065698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0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7358375" calcext:value-type="float">
            <text:p>28.673583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0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075091612903" calcext:value-type="float">
            <text:p>29.207509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0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7500475" calcext:value-type="float">
            <text:p>29.37500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0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8624425" calcext:value-type="float">
            <text:p>29.386244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0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018988387097" calcext:value-type="float">
            <text:p>29.301898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0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836475" calcext:value-type="float">
            <text:p>29.1836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0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9632" calcext:value-type="float">
            <text:p>29.05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0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0106575" calcext:value-type="float">
            <text:p>29.10106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0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19068" calcext:value-type="float">
            <text:p>29.119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0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8201575" calcext:value-type="float">
            <text:p>29.08201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0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29914" calcext:value-type="float">
            <text:p>29.029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0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197130322581" calcext:value-type="float">
            <text:p>29.019713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0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59429" calcext:value-type="float">
            <text:p>28.959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0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546665" calcext:value-type="float">
            <text:p>28.95466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0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6391825" calcext:value-type="float">
            <text:p>29.063918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0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325935" calcext:value-type="float">
            <text:p>29.1325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0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747677419355" calcext:value-type="float">
            <text:p>29.17476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0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4223875" calcext:value-type="float">
            <text:p>29.342238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0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019734193548" calcext:value-type="float">
            <text:p>29.701973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0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187569032258" calcext:value-type="float">
            <text:p>30.218756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0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627475555556" calcext:value-type="float">
            <text:p>30.5627475555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0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885869090909" calcext:value-type="float">
            <text:p>30.78858690909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0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7347775" calcext:value-type="float">
            <text:p>30.873477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0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380849032258" calcext:value-type="float">
            <text:p>30.938084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0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323232" calcext:value-type="float">
            <text:p>30.93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0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00624" calcext:value-type="float">
            <text:p>30.90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0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0352" calcext:value-type="float">
            <text:p>30.7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0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1716" calcext:value-type="float">
            <text:p>30.61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0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640826666667" calcext:value-type="float">
            <text:p>30.464082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0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3038725" calcext:value-type="float">
            <text:p>30.53038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0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98872" calcext:value-type="float">
            <text:p>30.59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0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8545425" calcext:value-type="float">
            <text:p>30.685454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0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66309" calcext:value-type="float">
            <text:p>30.6663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0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0258675" calcext:value-type="float">
            <text:p>30.60258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0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32959" calcext:value-type="float">
            <text:p>30.5329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0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12151483871" calcext:value-type="float">
            <text:p>30.512151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0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80203" calcext:value-type="float">
            <text:p>30.5802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0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690451428571" calcext:value-type="float">
            <text:p>30.569045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0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11064" calcext:value-type="float">
            <text:p>30.61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0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82464" calcext:value-type="float">
            <text:p>30.38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0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47031" calcext:value-type="float">
            <text:p>30.3470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0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0216825" calcext:value-type="float">
            <text:p>30.302168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0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457956129032" calcext:value-type="float">
            <text:p>30.245795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0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1872925" calcext:value-type="float">
            <text:p>30.21872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0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261370322581" calcext:value-type="float">
            <text:p>30.126137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0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576615" calcext:value-type="float">
            <text:p>30.05766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0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4212325" calcext:value-type="float">
            <text:p>29.942123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0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410376" calcext:value-type="float">
            <text:p>29.841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0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0799875" calcext:value-type="float">
            <text:p>29.707998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0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020776774194" calcext:value-type="float">
            <text:p>29.602077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0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4855025" calcext:value-type="float">
            <text:p>29.548550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0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166288" calcext:value-type="float">
            <text:p>29.51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200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5272875" calcext:value-type="float">
            <text:p>29.452728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9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88816" calcext:value-type="float">
            <text:p>29.38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9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158606451613" calcext:value-type="float">
            <text:p>29.31586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9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3022475" calcext:value-type="float">
            <text:p>29.23022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9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392732903226" calcext:value-type="float">
            <text:p>29.139273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9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9743375" calcext:value-type="float">
            <text:p>28.997433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9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848074285714" calcext:value-type="float">
            <text:p>28.884807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9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23971612903" calcext:value-type="float">
            <text:p>28.692397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9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054675" calcext:value-type="float">
            <text:p>28.5054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9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43352" calcext:value-type="float">
            <text:p>28.34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9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9714325" calcext:value-type="float">
            <text:p>28.197143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9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93416" calcext:value-type="float">
            <text:p>28.09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9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101675" calcext:value-type="float">
            <text:p>28.0101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9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920575" calcext:value-type="float">
            <text:p>27.8920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9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926472258064" calcext:value-type="float">
            <text:p>27.79264722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9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1099975" calcext:value-type="float">
            <text:p>27.810999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9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543997419355" calcext:value-type="float">
            <text:p>27.754399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9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33727" calcext:value-type="float">
            <text:p>27.5337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9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4940575" calcext:value-type="float">
            <text:p>27.24940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9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579344" calcext:value-type="float">
            <text:p>26.957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9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376275" calcext:value-type="float">
            <text:p>26.73762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9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947654193548" calcext:value-type="float">
            <text:p>26.894765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9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7820875" calcext:value-type="float">
            <text:p>27.578208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9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150206896552" calcext:value-type="float">
            <text:p>28.215020689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9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26435" calcext:value-type="float">
            <text:p>28.6264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9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1322025" calcext:value-type="float">
            <text:p>28.813220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9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430273548387" calcext:value-type="float">
            <text:p>28.843027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9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57499" calcext:value-type="float">
            <text:p>28.75749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9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490369032258" calcext:value-type="float">
            <text:p>28.649036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9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567245" calcext:value-type="float">
            <text:p>28.65672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9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7720325" calcext:value-type="float">
            <text:p>28.677203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9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785304" calcext:value-type="float">
            <text:p>28.67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9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0673075" calcext:value-type="float">
            <text:p>28.70673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9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539176" calcext:value-type="float">
            <text:p>28.753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9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148395" calcext:value-type="float">
            <text:p>28.81483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9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07232" calcext:value-type="float">
            <text:p>28.90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9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621883636364" calcext:value-type="float">
            <text:p>28.962188363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9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257107096774" calcext:value-type="float">
            <text:p>29.025710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9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408464516129" calcext:value-type="float">
            <text:p>29.14084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9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9804275" calcext:value-type="float">
            <text:p>29.298042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9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815401290323" calcext:value-type="float">
            <text:p>29.381540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9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556812903226" calcext:value-type="float">
            <text:p>29.35568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9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5224" calcext:value-type="float">
            <text:p>29.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9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88232" calcext:value-type="float">
            <text:p>29.28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9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85184" calcext:value-type="float">
            <text:p>29.28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9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393368" calcext:value-type="float">
            <text:p>29.339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9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9424525" calcext:value-type="float">
            <text:p>29.39424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9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438317241379" calcext:value-type="float">
            <text:p>29.34383172413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9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608" calcext:value-type="float">
            <text:p>29.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9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52596" calcext:value-type="float">
            <text:p>29.152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9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206903225806" calcext:value-type="float">
            <text:p>29.12069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9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42868" calcext:value-type="float">
            <text:p>29.042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9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081109677419" calcext:value-type="float">
            <text:p>29.00811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9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33902" calcext:value-type="float">
            <text:p>28.9339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9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281745" calcext:value-type="float">
            <text:p>28.82817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9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758789677419" calcext:value-type="float">
            <text:p>28.675878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9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3547125" calcext:value-type="float">
            <text:p>28.53547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9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796270967742" calcext:value-type="float">
            <text:p>28.47962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9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27756" calcext:value-type="float">
            <text:p>28.527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9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604957241379" calcext:value-type="float">
            <text:p>28.56049572413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9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7319025" calcext:value-type="float">
            <text:p>28.573190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9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788837419355" calcext:value-type="float">
            <text:p>28.578883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9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790892" calcext:value-type="float">
            <text:p>28.6790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9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731632258065" calcext:value-type="float">
            <text:p>28.87316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9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823144" calcext:value-type="float">
            <text:p>28.982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9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404158709677" calcext:value-type="float">
            <text:p>28.940415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9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693778064516" calcext:value-type="float">
            <text:p>28.869377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9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528" calcext:value-type="float">
            <text:p>28.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9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347309677419" calcext:value-type="float">
            <text:p>28.63473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9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515048" calcext:value-type="float">
            <text:p>28.651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9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530070967742" calcext:value-type="float">
            <text:p>28.85300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9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604337142857" calcext:value-type="float">
            <text:p>29.160433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9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167455483871" calcext:value-type="float">
            <text:p>29.316745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9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058809032258" calcext:value-type="float">
            <text:p>29.305880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9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355524" calcext:value-type="float">
            <text:p>29.2355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9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245740645161" calcext:value-type="float">
            <text:p>29.124574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9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571176" calcext:value-type="float">
            <text:p>28.957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9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676630967742" calcext:value-type="float">
            <text:p>28.767663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9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354251612903" calcext:value-type="float">
            <text:p>28.53542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9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558488" calcext:value-type="float">
            <text:p>28.355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9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839219354839" calcext:value-type="float">
            <text:p>28.18392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9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669236" calcext:value-type="float">
            <text:p>28.1669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9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41096516129" calcext:value-type="float">
            <text:p>28.241096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9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308187142857" calcext:value-type="float">
            <text:p>28.430818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9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166887741935" calcext:value-type="float">
            <text:p>28.616688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9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883659354839" calcext:value-type="float">
            <text:p>28.688365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9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09256" calcext:value-type="float">
            <text:p>28.690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9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893432258064" calcext:value-type="float">
            <text:p>28.78934322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9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01644" calcext:value-type="float">
            <text:p>28.901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9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048230967742" calcext:value-type="float">
            <text:p>28.904823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9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405201290323" calcext:value-type="float">
            <text:p>28.840520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9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856932" calcext:value-type="float">
            <text:p>28.6856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9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056766451613" calcext:value-type="float">
            <text:p>28.605676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9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803848" calcext:value-type="float">
            <text:p>28.580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9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013012903226" calcext:value-type="float">
            <text:p>28.60130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9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595497931034" calcext:value-type="float">
            <text:p>28.55954979310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9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476722580645" calcext:value-type="float">
            <text:p>28.44767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9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247690322581" calcext:value-type="float">
            <text:p>28.32476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9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678888" calcext:value-type="float">
            <text:p>28.167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9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344224516129" calcext:value-type="float">
            <text:p>28.034422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9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94686" calcext:value-type="float">
            <text:p>28.0946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9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14396" calcext:value-type="float">
            <text:p>28.314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9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515009032258" calcext:value-type="float">
            <text:p>28.551500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9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675828" calcext:value-type="float">
            <text:p>28.7675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9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485766451613" calcext:value-type="float">
            <text:p>28.948576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9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399972" calcext:value-type="float">
            <text:p>29.3399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9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107122580645" calcext:value-type="float">
            <text:p>29.91071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9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554005" calcext:value-type="float">
            <text:p>30.25540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9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2666" calcext:value-type="float">
            <text:p>30.426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9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866918709677" calcext:value-type="float">
            <text:p>30.386691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9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079404" calcext:value-type="float">
            <text:p>30.3079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9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075972903226" calcext:value-type="float">
            <text:p>30.207597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9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117" calcext:value-type="float">
            <text:p>30.11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9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793905806452" calcext:value-type="float">
            <text:p>29.979390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9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493589677419" calcext:value-type="float">
            <text:p>29.849358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9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585384" calcext:value-type="float">
            <text:p>29.758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9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229677142857" calcext:value-type="float">
            <text:p>29.622967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9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969944" calcext:value-type="float">
            <text:p>29.596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9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265049032258" calcext:value-type="float">
            <text:p>29.726504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9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20108" calcext:value-type="float">
            <text:p>29.820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9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206979354839" calcext:value-type="float">
            <text:p>29.820697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8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872682580645" calcext:value-type="float">
            <text:p>29.787268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8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316144" calcext:value-type="float">
            <text:p>29.731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8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687895483871" calcext:value-type="float">
            <text:p>29.668789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8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046652" calcext:value-type="float">
            <text:p>29.6046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8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404294193548" calcext:value-type="float">
            <text:p>29.540429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8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617713548387" calcext:value-type="float">
            <text:p>29.461771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8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266876" calcext:value-type="float">
            <text:p>29.3266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8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060343225806" calcext:value-type="float">
            <text:p>29.206034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8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762944" calcext:value-type="float">
            <text:p>29.076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8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619976774194" calcext:value-type="float">
            <text:p>28.961997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8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894882857143" calcext:value-type="float">
            <text:p>28.889488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8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846729032258" calcext:value-type="float">
            <text:p>28.78467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8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079321290323" calcext:value-type="float">
            <text:p>28.707932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8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151828" calcext:value-type="float">
            <text:p>28.6151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8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844881290323" calcext:value-type="float">
            <text:p>28.584488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8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5066" calcext:value-type="float">
            <text:p>28.5950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8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470272258064" calcext:value-type="float">
            <text:p>28.54702722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8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086873548387" calcext:value-type="float">
            <text:p>28.408687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8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239212" calcext:value-type="float">
            <text:p>28.2239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8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761603870968" calcext:value-type="float">
            <text:p>28.076160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8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472388" calcext:value-type="float">
            <text:p>28.0472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8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906510967742" calcext:value-type="float">
            <text:p>28.290651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8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457753103448" calcext:value-type="float">
            <text:p>28.44577531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8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982651612903" calcext:value-type="float">
            <text:p>28.39826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8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363278709677" calcext:value-type="float">
            <text:p>28.236327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8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639012" calcext:value-type="float">
            <text:p>28.0639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8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997696774194" calcext:value-type="float">
            <text:p>27.89976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8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108412" calcext:value-type="float">
            <text:p>27.710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8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944780645161" calcext:value-type="float">
            <text:p>27.59447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8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006842580645" calcext:value-type="float">
            <text:p>27.400684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8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964912" calcext:value-type="float">
            <text:p>27.196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8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632903225806" calcext:value-type="float">
            <text:p>27.06329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8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950688" calcext:value-type="float">
            <text:p>27.195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8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51456" calcext:value-type="float">
            <text:p>27.65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8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893588571428" calcext:value-type="float">
            <text:p>28.2893588571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8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097138064516" calcext:value-type="float">
            <text:p>28.509713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8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446615483871" calcext:value-type="float">
            <text:p>28.644661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8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92316" calcext:value-type="float">
            <text:p>28.599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8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94080516129" calcext:value-type="float">
            <text:p>28.494080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8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451808" calcext:value-type="float">
            <text:p>28.345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8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499023225806" calcext:value-type="float">
            <text:p>28.149902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8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366406451613" calcext:value-type="float">
            <text:p>27.93664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8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75586" calcext:value-type="float">
            <text:p>27.6755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8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514678709677" calcext:value-type="float">
            <text:p>27.451467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8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453352" calcext:value-type="float">
            <text:p>27.345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8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14732516129" calcext:value-type="float">
            <text:p>27.614732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8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691011428571" calcext:value-type="float">
            <text:p>27.969101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8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35148" calcext:value-type="float">
            <text:p>28.235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8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540691612903" calcext:value-type="float">
            <text:p>28.354069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8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67228" calcext:value-type="float">
            <text:p>28.367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8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614865806452" calcext:value-type="float">
            <text:p>28.461486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8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170624" calcext:value-type="float">
            <text:p>28.617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8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419517419355" calcext:value-type="float">
            <text:p>28.741951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8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24352" calcext:value-type="float">
            <text:p>28.72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8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502856" calcext:value-type="float">
            <text:p>28.650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8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748092903226" calcext:value-type="float">
            <text:p>28.474809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8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32938" calcext:value-type="float">
            <text:p>28.3329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8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897229677419" calcext:value-type="float">
            <text:p>28.189722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8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573842857143" calcext:value-type="float">
            <text:p>28.05738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8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021294193548" calcext:value-type="float">
            <text:p>27.902129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8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690989677419" calcext:value-type="float">
            <text:p>27.769098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8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99386" calcext:value-type="float">
            <text:p>27.599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8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303776774193" calcext:value-type="float">
            <text:p>27.43037767741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8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15338" calcext:value-type="float">
            <text:p>27.215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8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170656" calcext:value-type="float">
            <text:p>27.017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8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779522580645" calcext:value-type="float">
            <text:p>26.87795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8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556744" calcext:value-type="float">
            <text:p>26.655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8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381926451613" calcext:value-type="float">
            <text:p>26.638192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8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79702" calcext:value-type="float">
            <text:p>27.0797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8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005249032258" calcext:value-type="float">
            <text:p>27.600524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8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483147586207" calcext:value-type="float">
            <text:p>27.84831475862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8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029592258064" calcext:value-type="float">
            <text:p>28.00295922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8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710476129032" calcext:value-type="float">
            <text:p>28.071047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8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831292" calcext:value-type="float">
            <text:p>27.98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8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721410322581" calcext:value-type="float">
            <text:p>27.872141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8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638256" calcext:value-type="float">
            <text:p>27.763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8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112224" calcext:value-type="float">
            <text:p>27.611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8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355828387097" calcext:value-type="float">
            <text:p>27.535582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8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566610909091" calcext:value-type="float">
            <text:p>27.45666109090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8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798771612903" calcext:value-type="float">
            <text:p>27.579877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8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58796" calcext:value-type="float">
            <text:p>27.958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8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813536774194" calcext:value-type="float">
            <text:p>28.381353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8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502202857143" calcext:value-type="float">
            <text:p>28.650220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8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495717419355" calcext:value-type="float">
            <text:p>28.749571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8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480969032258" calcext:value-type="float">
            <text:p>28.748096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8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113472" calcext:value-type="float">
            <text:p>28.711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8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017378064516" calcext:value-type="float">
            <text:p>28.701737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8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35468" calcext:value-type="float">
            <text:p>28.733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8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838803870968" calcext:value-type="float">
            <text:p>28.883880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8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436545806452" calcext:value-type="float">
            <text:p>29.043654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8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458144" calcext:value-type="float">
            <text:p>29.045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8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966996129032" calcext:value-type="float">
            <text:p>29.096699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8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0300992" calcext:value-type="float">
            <text:p>29.2030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8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981128" calcext:value-type="float">
            <text:p>29.198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8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934549677419" calcext:value-type="float">
            <text:p>29.093454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8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553117419355" calcext:value-type="float">
            <text:p>28.955311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8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79968" calcext:value-type="float">
            <text:p>28.777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8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292740645161" calcext:value-type="float">
            <text:p>28.629274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8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084264" calcext:value-type="float">
            <text:p>28.60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8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45661935484" calcext:value-type="float">
            <text:p>28.594566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8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55691428571" calcext:value-type="float">
            <text:p>28.665569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8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82767483871" calcext:value-type="float">
            <text:p>28.582767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8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861163870968" calcext:value-type="float">
            <text:p>28.486116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8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70784" calcext:value-type="float">
            <text:p>28.37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8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650872258065" calcext:value-type="float">
            <text:p>28.265087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8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38628" calcext:value-type="float">
            <text:p>28.138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8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329476129032" calcext:value-type="float">
            <text:p>28.032947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8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763078709677" calcext:value-type="float">
            <text:p>28.076307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8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456896" calcext:value-type="float">
            <text:p>27.945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8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629419354839" calcext:value-type="float">
            <text:p>27.96294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8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7782" calcext:value-type="float">
            <text:p>28.277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8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05349677419" calcext:value-type="float">
            <text:p>28.590534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8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48736" calcext:value-type="float">
            <text:p>28.74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8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465729032258" calcext:value-type="float">
            <text:p>28.74657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7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25728516129" calcext:value-type="float">
            <text:p>28.725728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7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19416" calcext:value-type="float">
            <text:p>28.69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7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23971612903" calcext:value-type="float">
            <text:p>28.692397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7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91856" calcext:value-type="float">
            <text:p>28.73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7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48736" calcext:value-type="float">
            <text:p>28.74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7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216972903226" calcext:value-type="float">
            <text:p>28.721697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7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890968" calcext:value-type="float">
            <text:p>28.689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7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066539354839" calcext:value-type="float">
            <text:p>28.706653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7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432496" calcext:value-type="float">
            <text:p>28.743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7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830505806452" calcext:value-type="float">
            <text:p>28.783050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7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437285714286" calcext:value-type="float">
            <text:p>28.74372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7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380247741935" calcext:value-type="float">
            <text:p>28.638024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7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504193548387" calcext:value-type="float">
            <text:p>28.55041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7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211776" calcext:value-type="float">
            <text:p>28.421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7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866198709677" calcext:value-type="float">
            <text:p>28.286619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7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690064" calcext:value-type="float">
            <text:p>28.169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7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070828387097" calcext:value-type="float">
            <text:p>28.107082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7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607729032258" calcext:value-type="float">
            <text:p>28.06077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7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033984" calcext:value-type="float">
            <text:p>28.00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7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063021935484" calcext:value-type="float">
            <text:p>28.006302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7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517344" calcext:value-type="float">
            <text:p>28.151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7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101130322581" calcext:value-type="float">
            <text:p>28.410113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7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44757142857" calcext:value-type="float">
            <text:p>28.73447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7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596379354839" calcext:value-type="float">
            <text:p>28.959637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7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11762580645" calcext:value-type="float">
            <text:p>29.051176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7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715192" calcext:value-type="float">
            <text:p>29.071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7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845135483871" calcext:value-type="float">
            <text:p>28.98451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7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561272" calcext:value-type="float">
            <text:p>28.856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7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481460645161" calcext:value-type="float">
            <text:p>28.748146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7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68904" calcext:value-type="float">
            <text:p>28.56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7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205936" calcext:value-type="float">
            <text:p>28.320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7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122939354839" calcext:value-type="float">
            <text:p>28.112293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7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774904" calcext:value-type="float">
            <text:p>27.97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7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45440516129" calcext:value-type="float">
            <text:p>27.945440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7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146431428571" calcext:value-type="float">
            <text:p>28.114643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7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435427096774" calcext:value-type="float">
            <text:p>28.443542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7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524722580645" calcext:value-type="float">
            <text:p>28.75247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7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638744" calcext:value-type="float">
            <text:p>28.763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7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790252903226" calcext:value-type="float">
            <text:p>28.679025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7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030416" calcext:value-type="float">
            <text:p>28.603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7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383256774194" calcext:value-type="float">
            <text:p>28.538325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7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206276129032" calcext:value-type="float">
            <text:p>28.520627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7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664656" calcext:value-type="float">
            <text:p>28.566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7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479612903226" calcext:value-type="float">
            <text:p>28.54796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7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648656" calcext:value-type="float">
            <text:p>28.46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7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760934193548" calcext:value-type="float">
            <text:p>28.376093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7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110852413793" calcext:value-type="float">
            <text:p>28.31108524137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7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196621935484" calcext:value-type="float">
            <text:p>28.219662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7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089509677419" calcext:value-type="float">
            <text:p>28.10895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7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046176" calcext:value-type="float">
            <text:p>28.00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7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287256774194" calcext:value-type="float">
            <text:p>27.928725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7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60828" calcext:value-type="float">
            <text:p>27.960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7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51252" calcext:value-type="float">
            <text:p>28.05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7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20772" calcext:value-type="float">
            <text:p>28.02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7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40508" calcext:value-type="float">
            <text:p>27.940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7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90292" calcext:value-type="float">
            <text:p>27.99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7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7114" calcext:value-type="float">
            <text:p>28.171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7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12796" calcext:value-type="float">
            <text:p>28.21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7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32684" calcext:value-type="float">
            <text:p>28.332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7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45892" calcext:value-type="float">
            <text:p>28.345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7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59024" calcext:value-type="float">
            <text:p>28.2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7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4066" calcext:value-type="float">
            <text:p>28.140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7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16784" calcext:value-type="float">
            <text:p>28.11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7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5082" calcext:value-type="float">
            <text:p>28.150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7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3464" calcext:value-type="float">
            <text:p>28.2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7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00604" calcext:value-type="float">
            <text:p>28.20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7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10688" calcext:value-type="float">
            <text:p>28.11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7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0858" calcext:value-type="float">
            <text:p>28.00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7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21712" calcext:value-type="float">
            <text:p>27.92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7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05888" calcext:value-type="float">
            <text:p>27.80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7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733" calcext:value-type="float">
            <text:p>27.67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7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16836" calcext:value-type="float">
            <text:p>27.516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7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83156" calcext:value-type="float">
            <text:p>27.283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7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09928" calcext:value-type="float">
            <text:p>27.1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7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53896" calcext:value-type="float">
            <text:p>26.8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7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6746" calcext:value-type="float">
            <text:p>26.667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7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50416" calcext:value-type="float">
            <text:p>26.95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7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15872" calcext:value-type="float">
            <text:p>26.91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7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56968" calcext:value-type="float">
            <text:p>27.55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7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90648" calcext:value-type="float">
            <text:p>27.79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7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27884" calcext:value-type="float">
            <text:p>28.027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7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88844" calcext:value-type="float">
            <text:p>28.088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7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74544" calcext:value-type="float">
            <text:p>27.97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7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31796" calcext:value-type="float">
            <text:p>27.831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7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241" calcext:value-type="float">
            <text:p>27.72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7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81352" calcext:value-type="float">
            <text:p>27.58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7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30552" calcext:value-type="float">
            <text:p>27.5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7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84908" calcext:value-type="float">
            <text:p>27.584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7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225" calcext:value-type="float">
            <text:p>27.6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7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34616" calcext:value-type="float">
            <text:p>27.53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7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33092" calcext:value-type="float">
            <text:p>27.533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7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36216" calcext:value-type="float">
            <text:p>27.63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7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75052" calcext:value-type="float">
            <text:p>27.97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7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84348" calcext:value-type="float">
            <text:p>28.184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7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97048" calcext:value-type="float">
            <text:p>28.19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7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17292" calcext:value-type="float">
            <text:p>28.117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7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47188" calcext:value-type="float">
            <text:p>28.047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7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85872" calcext:value-type="float">
            <text:p>28.1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7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70784" calcext:value-type="float">
            <text:p>28.37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7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66212" calcext:value-type="float">
            <text:p>28.366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7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3718" calcext:value-type="float">
            <text:p>28.23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7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26944" calcext:value-type="float">
            <text:p>28.12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7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781" calcext:value-type="float">
            <text:p>27.97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7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81072" calcext:value-type="float">
            <text:p>27.8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7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4536" calcext:value-type="float">
            <text:p>27.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7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241264" calcext:value-type="float">
            <text:p>27.22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7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83512" calcext:value-type="float">
            <text:p>27.08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7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66824" calcext:value-type="float">
            <text:p>27.16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7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47164" calcext:value-type="float">
            <text:p>27.347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7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85188" calcext:value-type="float">
            <text:p>27.285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7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42948" calcext:value-type="float">
            <text:p>27.142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7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17548" calcext:value-type="float">
            <text:p>27.117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7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71548" calcext:value-type="float">
            <text:p>27.371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7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52472" calcext:value-type="float">
            <text:p>27.6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7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19172" calcext:value-type="float">
            <text:p>27.919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7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61996" calcext:value-type="float">
            <text:p>28.161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6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81884" calcext:value-type="float">
            <text:p>28.281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6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19044" calcext:value-type="float">
            <text:p>28.419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6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89656" calcext:value-type="float">
            <text:p>28.48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6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36976" calcext:value-type="float">
            <text:p>28.6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6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6544" calcext:value-type="float">
            <text:p>28.73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6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82" calcext:value-type="float">
            <text:p>28.77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6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26892" calcext:value-type="float">
            <text:p>28.726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6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03016" calcext:value-type="float">
            <text:p>28.70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6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248" calcext:value-type="float">
            <text:p>28.7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6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63544" calcext:value-type="float">
            <text:p>28.86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6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8234" calcext:value-type="float">
            <text:p>28.882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6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59988" calcext:value-type="float">
            <text:p>28.859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6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13252" calcext:value-type="float">
            <text:p>28.813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6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23844" calcext:value-type="float">
            <text:p>28.723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6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4408" calcext:value-type="float">
            <text:p>28.6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6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530288" calcext:value-type="float">
            <text:p>28.653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6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46044" calcext:value-type="float">
            <text:p>28.546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6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82036" calcext:value-type="float">
            <text:p>28.482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6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60116" calcext:value-type="float">
            <text:p>28.360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6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4226" calcext:value-type="float">
            <text:p>28.24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6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26436" calcext:value-type="float">
            <text:p>28.126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6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79624" calcext:value-type="float">
            <text:p>27.97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6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93264" calcext:value-type="float">
            <text:p>27.8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6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55596" calcext:value-type="float">
            <text:p>27.755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6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02688" calcext:value-type="float">
            <text:p>27.60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6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18792" calcext:value-type="float">
            <text:p>27.41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6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80616" calcext:value-type="float">
            <text:p>27.2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6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94764" calcext:value-type="float">
            <text:p>27.194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6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65732" calcext:value-type="float">
            <text:p>27.065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6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23924" calcext:value-type="float">
            <text:p>26.82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6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90244" calcext:value-type="float">
            <text:p>26.590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6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66724" calcext:value-type="float">
            <text:p>26.366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6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54964" calcext:value-type="float">
            <text:p>26.254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6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8392" calcext:value-type="float">
            <text:p>26.2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6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70204" calcext:value-type="float">
            <text:p>26.270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6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14248" calcext:value-type="float">
            <text:p>26.11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6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27812" calcext:value-type="float">
            <text:p>25.927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6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46456" calcext:value-type="float">
            <text:p>25.74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6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69748" calcext:value-type="float">
            <text:p>25.6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6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04292" calcext:value-type="float">
            <text:p>25.704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6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175" calcext:value-type="float">
            <text:p>25.71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6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00736" calcext:value-type="float">
            <text:p>25.70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6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5908" calcext:value-type="float">
            <text:p>25.6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6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90576" calcext:value-type="float">
            <text:p>25.69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6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05536" calcext:value-type="float">
            <text:p>26.00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6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28116" calcext:value-type="float">
            <text:p>26.328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6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59612" calcext:value-type="float">
            <text:p>26.359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6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02716" calcext:value-type="float">
            <text:p>26.302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6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00608" calcext:value-type="float">
            <text:p>26.20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6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03072" calcext:value-type="float">
            <text:p>26.10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6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04088" calcext:value-type="float">
            <text:p>26.1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6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09168" calcext:value-type="float">
            <text:p>26.10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6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57352" calcext:value-type="float">
            <text:p>26.05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6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00888" calcext:value-type="float">
            <text:p>25.90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6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71272" calcext:value-type="float">
            <text:p>25.6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6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8288" calcext:value-type="float">
            <text:p>25.5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6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97256" calcext:value-type="float">
            <text:p>25.79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6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50672" calcext:value-type="float">
            <text:p>25.95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6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14172" calcext:value-type="float">
            <text:p>26.01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6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4168" calcext:value-type="float">
            <text:p>26.1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6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4168" calcext:value-type="float">
            <text:p>26.1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6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4742" calcext:value-type="float">
            <text:p>26.34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6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18844" calcext:value-type="float">
            <text:p>26.818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6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86636" calcext:value-type="float">
            <text:p>27.18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6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88744" calcext:value-type="float">
            <text:p>27.28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6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58772" calcext:value-type="float">
            <text:p>27.258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6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09648" calcext:value-type="float">
            <text:p>27.40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6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97608" calcext:value-type="float">
            <text:p>27.5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6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55672" calcext:value-type="float">
            <text:p>27.85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6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18434" calcext:value-type="float">
            <text:p>28.618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6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9892" calcext:value-type="float">
            <text:p>28.59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6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25724" calcext:value-type="float">
            <text:p>28.525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6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70352" calcext:value-type="float">
            <text:p>28.47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6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23616" calcext:value-type="float">
            <text:p>28.4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6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78404" calcext:value-type="float">
            <text:p>28.378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6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99664" calcext:value-type="float">
            <text:p>28.29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6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15336" calcext:value-type="float">
            <text:p>28.21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6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432" calcext:value-type="float">
            <text:p>28.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6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04592" calcext:value-type="float">
            <text:p>28.10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6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4226" calcext:value-type="float">
            <text:p>28.24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6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21076" calcext:value-type="float">
            <text:p>28.421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6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27248" calcext:value-type="float">
            <text:p>28.5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6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05404" calcext:value-type="float">
            <text:p>28.50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6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51556" calcext:value-type="float">
            <text:p>28.451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6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72816" calcext:value-type="float">
            <text:p>28.37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6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39796" calcext:value-type="float">
            <text:p>28.339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6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94584" calcext:value-type="float">
            <text:p>28.29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6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65552" calcext:value-type="float">
            <text:p>28.16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6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42616" calcext:value-type="float">
            <text:p>28.0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6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99436" calcext:value-type="float">
            <text:p>27.99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6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5938" calcext:value-type="float">
            <text:p>28.059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6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8064" calcext:value-type="float">
            <text:p>27.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6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1206" calcext:value-type="float">
            <text:p>27.912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6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11984" calcext:value-type="float">
            <text:p>27.81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6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75332" calcext:value-type="float">
            <text:p>27.675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6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33092" calcext:value-type="float">
            <text:p>27.533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6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99488" calcext:value-type="float">
            <text:p>27.3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6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43608" calcext:value-type="float">
            <text:p>27.34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6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28876" calcext:value-type="float">
            <text:p>27.328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6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01368" calcext:value-type="float">
            <text:p>27.2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6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23568" calcext:value-type="float">
            <text:p>27.02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6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53464" calcext:value-type="float">
            <text:p>26.95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6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91996" calcext:value-type="float">
            <text:p>26.891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6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00556" calcext:value-type="float">
            <text:p>26.800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6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462" calcext:value-type="float">
            <text:p>26.74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6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60348" calcext:value-type="float">
            <text:p>26.660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6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2268" calcext:value-type="float">
            <text:p>26.52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6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12444" calcext:value-type="float">
            <text:p>26.412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6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84504" calcext:value-type="float">
            <text:p>26.3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6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19048" calcext:value-type="float">
            <text:p>26.41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6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81024" calcext:value-type="float">
            <text:p>26.48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6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3284" calcext:value-type="float">
            <text:p>26.53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6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75944" calcext:value-type="float">
            <text:p>26.4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6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20064" calcext:value-type="float">
            <text:p>26.42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6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63828" calcext:value-type="float">
            <text:p>26.563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6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20876" calcext:value-type="float">
            <text:p>26.82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6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94028" calcext:value-type="float">
            <text:p>26.89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6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351" calcext:value-type="float">
            <text:p>26.835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5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34516" calcext:value-type="float">
            <text:p>26.73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5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17676" calcext:value-type="float">
            <text:p>26.617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5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98804" calcext:value-type="float">
            <text:p>26.498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5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15492" calcext:value-type="float">
            <text:p>26.415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5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43864" calcext:value-type="float">
            <text:p>26.34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5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25576" calcext:value-type="float">
            <text:p>26.32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5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74852" calcext:value-type="float">
            <text:p>26.374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5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99388" calcext:value-type="float">
            <text:p>26.599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5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86992" calcext:value-type="float">
            <text:p>26.98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5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03628" calcext:value-type="float">
            <text:p>27.50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5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7838" calcext:value-type="float">
            <text:p>27.678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5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51456" calcext:value-type="float">
            <text:p>27.65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5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84908" calcext:value-type="float">
            <text:p>27.584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5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447" calcext:value-type="float">
            <text:p>27.444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5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86204" calcext:value-type="float">
            <text:p>27.286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5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56664" calcext:value-type="float">
            <text:p>27.15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5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07896" calcext:value-type="float">
            <text:p>27.10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5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49552" calcext:value-type="float">
            <text:p>27.1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5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03324" calcext:value-type="float">
            <text:p>27.103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5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72412" calcext:value-type="float">
            <text:p>27.172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5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95932" calcext:value-type="float">
            <text:p>27.395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5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32152" calcext:value-type="float">
            <text:p>27.63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5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40356" calcext:value-type="float">
            <text:p>27.740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5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16048" calcext:value-type="float">
            <text:p>27.81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5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116175483871" calcext:value-type="float">
            <text:p>27.911617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5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727152" calcext:value-type="float">
            <text:p>27.972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5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022650322581" calcext:value-type="float">
            <text:p>28.102265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5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80868" calcext:value-type="float">
            <text:p>28.280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5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18464516129" calcext:value-type="float">
            <text:p>28.5184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5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256242580645" calcext:value-type="float">
            <text:p>28.825624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5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362384" calcext:value-type="float">
            <text:p>29.136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5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629630967742" calcext:value-type="float">
            <text:p>29.262963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5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939216" calcext:value-type="float">
            <text:p>29.293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5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645362580645" calcext:value-type="float">
            <text:p>29.264536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5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741894285714" calcext:value-type="float">
            <text:p>29.274189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5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817427096774" calcext:value-type="float">
            <text:p>29.281742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5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544090322581" calcext:value-type="float">
            <text:p>29.25440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5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568376" calcext:value-type="float">
            <text:p>29.256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5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919682580645" calcext:value-type="float">
            <text:p>29.291968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5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077392" calcext:value-type="float">
            <text:p>29.307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5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848890322581" calcext:value-type="float">
            <text:p>29.28488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5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340562580645" calcext:value-type="float">
            <text:p>29.234056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5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42512" calcext:value-type="float">
            <text:p>29.24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5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098689032258" calcext:value-type="float">
            <text:p>29.209868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5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35832" calcext:value-type="float">
            <text:p>29.13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5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837389090909" calcext:value-type="float">
            <text:p>29.08373890909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5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3024928" calcext:value-type="float">
            <text:p>29.030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5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850576" calcext:value-type="float">
            <text:p>28.985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5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686836129032" calcext:value-type="float">
            <text:p>28.968683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5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87708571429" calcext:value-type="float">
            <text:p>28.918770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5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55416" calcext:value-type="float">
            <text:p>28.85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5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94930909091" calcext:value-type="float">
            <text:p>28.77949309090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5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53816" calcext:value-type="float">
            <text:p>28.75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5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7964" calcext:value-type="float">
            <text:p>28.667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5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874968" calcext:value-type="float">
            <text:p>28.587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5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042077419355" calcext:value-type="float">
            <text:p>28.50420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5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950664" calcext:value-type="float">
            <text:p>28.39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5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348962580645" calcext:value-type="float">
            <text:p>28.334896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5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949105714286" calcext:value-type="float">
            <text:p>28.294910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5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306743225806" calcext:value-type="float">
            <text:p>28.230674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5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36088" calcext:value-type="float">
            <text:p>28.13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5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398728" calcext:value-type="float">
            <text:p>28.039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5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123058064516" calcext:value-type="float">
            <text:p>27.91230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5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709376" calcext:value-type="float">
            <text:p>27.770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5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282518709677" calcext:value-type="float">
            <text:p>27.628251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5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582521290323" calcext:value-type="float">
            <text:p>27.458252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5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099784" calcext:value-type="float">
            <text:p>27.309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5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351641290323" calcext:value-type="float">
            <text:p>27.135164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5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21028" calcext:value-type="float">
            <text:p>27.021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5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998781935484" calcext:value-type="float">
            <text:p>26.899878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5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642011428571" calcext:value-type="float">
            <text:p>26.864201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5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023303225806" calcext:value-type="float">
            <text:p>27.00233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5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962224516129" calcext:value-type="float">
            <text:p>27.196222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5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317208" calcext:value-type="float">
            <text:p>27.331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5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028846451613" calcext:value-type="float">
            <text:p>27.602884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5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870664" calcext:value-type="float">
            <text:p>27.887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5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486792258064" calcext:value-type="float">
            <text:p>28.04867922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5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467334736842" calcext:value-type="float">
            <text:p>28.04673347368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5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854152" calcext:value-type="float">
            <text:p>27.98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5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69972" calcext:value-type="float">
            <text:p>27.969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5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696626206897" calcext:value-type="float">
            <text:p>28.06966262068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5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260334285714" calcext:value-type="float">
            <text:p>28.026033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5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632369032258" calcext:value-type="float">
            <text:p>27.963236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5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974590967742" calcext:value-type="float">
            <text:p>27.897459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5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04364" calcext:value-type="float">
            <text:p>27.804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5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826242580645" calcext:value-type="float">
            <text:p>27.682624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5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664168" calcext:value-type="float">
            <text:p>27.566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5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343597419355" calcext:value-type="float">
            <text:p>27.434359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5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20895483871" calcext:value-type="float">
            <text:p>27.32089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5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507712" calcext:value-type="float">
            <text:p>27.150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5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276975483871" calcext:value-type="float">
            <text:p>27.027697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5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821152" calcext:value-type="float">
            <text:p>26.98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5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439207741935" calcext:value-type="float">
            <text:p>27.043920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5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597820689655" calcext:value-type="float">
            <text:p>27.15978206896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5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866792258064" calcext:value-type="float">
            <text:p>27.28667922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5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676970322581" calcext:value-type="float">
            <text:p>27.367697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5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369528" calcext:value-type="float">
            <text:p>27.536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5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288587586207" calcext:value-type="float">
            <text:p>27.62885875862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5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565722857143" calcext:value-type="float">
            <text:p>27.656572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5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584369032258" calcext:value-type="float">
            <text:p>27.658436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5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280552258064" calcext:value-type="float">
            <text:p>27.62805522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5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232368" calcext:value-type="float">
            <text:p>27.523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5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100740645161" calcext:value-type="float">
            <text:p>27.410074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5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221704" calcext:value-type="float">
            <text:p>27.322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5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441055483871" calcext:value-type="float">
            <text:p>27.244105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5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793425714286" calcext:value-type="float">
            <text:p>27.179342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5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991780645161" calcext:value-type="float">
            <text:p>27.09917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5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298606451613" calcext:value-type="float">
            <text:p>27.02986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5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808704" calcext:value-type="float">
            <text:p>27.08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5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39392" calcext:value-type="float">
            <text:p>27.13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5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94764" calcext:value-type="float">
            <text:p>27.194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5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835388387097" calcext:value-type="float">
            <text:p>27.183538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5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047824516129" calcext:value-type="float">
            <text:p>27.104782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5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810992" calcext:value-type="float">
            <text:p>26.981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5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083398709677" calcext:value-type="float">
            <text:p>26.808339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5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328144" calcext:value-type="float">
            <text:p>26.632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5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716697931035" calcext:value-type="float">
            <text:p>26.47166979310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5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231811428571" calcext:value-type="float">
            <text:p>26.323181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5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638062222222" calcext:value-type="float">
            <text:p>26.16380622222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4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89788" calcext:value-type="float">
            <text:p>25.98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4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091432" calcext:value-type="float">
            <text:p>25.809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4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851656" calcext:value-type="float">
            <text:p>25.785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4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05968" calcext:value-type="float">
            <text:p>25.9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4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631589677419" calcext:value-type="float">
            <text:p>25.963158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4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042637419355" calcext:value-type="float">
            <text:p>25.904263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4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237992" calcext:value-type="float">
            <text:p>25.723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4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533504516129" calcext:value-type="float">
            <text:p>25.553350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4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376936" calcext:value-type="float">
            <text:p>25.437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4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706670967742" calcext:value-type="float">
            <text:p>25.37066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4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000725714286" calcext:value-type="float">
            <text:p>25.400072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4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089145806452" calcext:value-type="float">
            <text:p>25.408914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4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857163870968" calcext:value-type="float">
            <text:p>25.285716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4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125736" calcext:value-type="float">
            <text:p>25.112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4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245716129032" calcext:value-type="float">
            <text:p>25.02457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4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956576" calcext:value-type="float">
            <text:p>24.89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4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155437419355" calcext:value-type="float">
            <text:p>24.715543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4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559721290323" calcext:value-type="float">
            <text:p>24.455972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4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673575384615" calcext:value-type="float">
            <text:p>24.16735753846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41705001</text:p>
          </table:table-cell>
          <table:table-cell office:value-type="string" calcext:value-type="string">
            <text:p>194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37184" calcext:value-type="float">
            <text:p>26.23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598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5558" meta:object-count="0"/>
    <meta:user-defined meta:name="AppVersion">3.0</meta:user-defined>
  </office:meta>
</office:document-meta>
</file>